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8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11.41mm" fo:break-before="auto" style:use-optimal-row-height="true"/>
    </style:style>
    <style:style style:name="ro4" style:family="table-row">
      <style:table-row-properties style:row-height="7.8mm" fo:break-before="auto" style:use-optimal-row-height="true"/>
    </style:style>
    <style:style style:name="ro5" style:family="table-row">
      <style:table-row-properties style:row-height="18.64mm" fo:break-before="auto" style:use-optimal-row-height="true"/>
    </style:style>
    <style:style style:name="ro6" style:family="table-row">
      <style:table-row-properties style:row-height="10.78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41.59mm" fo:break-before="auto" style:use-optimal-row-height="true"/>
    </style:style>
    <style:style style:name="ro9" style:family="table-row">
      <style:table-row-properties style:row-height="14.2mm" fo:break-before="auto" style:use-optimal-row-height="true"/>
    </style:style>
    <style:style style:name="ro10" style:family="table-row">
      <style:table-row-properties style:row-height="84.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00"/>
    <style:style style:name="ce1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id" fo:country="ID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name-complex="DejaVu Sans" style:font-size-complex="2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2" table:style-name="ta1"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7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alinan dari web</text:p>
          </table:table-cell>
          <table:covered-table-cell table:number-columns-repeated="3" table:style-name="ce9"/>
          <table:table-cell table:style-name="ce8" office:value-type="string" calcext:value-type="string">
            <text:p>Mardown</text:p>
          </table:table-cell>
        </table:table-row>
        <table:table-row table:style-name="ro2">
          <table:table-cell table:style-name="ce1" office:value-type="string" calcext:value-type="string">
            <text:p>Jadwal Rilis Konde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1"/>
          <table:table-cell table:style-name="ce9" table:number-columns-repeated="3"/>
          <table:table-cell table:style-name="ce8"/>
        </table:table-row>
        <table:table-row table:style-name="ro1">
          <table:table-cell table:number-columns-repeated="4" table:style-name="ce1" office:value-type="string" calcext:value-type="string">
            <text:p>------------------</text:p>
          </table:table-cell>
          <table:table-cell table:formula="of:=&quot;|&quot;&amp;[.A4]&amp;&quot;|&quot;&amp;[.B4]&amp;&quot;|&quot;&amp;[.C4]&amp;&quot;|&quot;&amp;[.D4]&amp;&quot;|&quot;" office:value-type="string" office:string-value="|------------------|------------------|------------------|------------------|" calcext:value-type="string">
            <text:p>|------------------|------------------|------------------|------------------|</text:p>
          </table:table-cell>
        </table:table-row>
        <table:table-row table:style-name="ro1">
          <table:table-cell table:style-name="ce2" office:value-type="string" calcext:value-type="string">
            <text:p>Minggu </text:p>
          </table:table-cell>
          <table:table-cell table:style-name="ce2" office:value-type="string" calcext:value-type="string">
            <text:p>Tanggal </text:p>
          </table:table-cell>
          <table:table-cell table:style-name="ce2" office:value-type="string" calcext:value-type="string">
            <text:p>Status </text:p>
          </table:table-cell>
          <table:table-cell table:style-name="ce2" office:value-type="string" calcext:value-type="string">
            <text:p>Catatan </text:p>
          </table:table-cell>
          <table:table-cell table:formula="of:=&quot;|&quot;&amp;[.A5]&amp;&quot;|&quot;&amp;[.B5]&amp;&quot;|&quot;&amp;[.C5]&amp;&quot;|&quot;&amp;[.D5]&amp;&quot;|&quot;" office:value-type="string" office:string-value="|Minggu |Tanggal |Status |Catatan |" calcext:value-type="string">
            <text:p>|Minggu |Tanggal |Status |Catatan 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Mei 2007 </text:p>
          </table:table-cell>
          <table:covered-table-cell table:number-columns-repeated="3" table:style-name="ce10"/>
          <table:table-cell table:formula="of:=&quot;|&quot;&amp;[.A6]&amp;&quot;|&quot;&amp;[.B6]&amp;&quot;|&quot;&amp;[.C6]&amp;&quot;|&quot;&amp;[.D6]&amp;&quot;|&quot;" office:value-type="string" office:string-value="|Mei 2007 ||||" calcext:value-type="string">
            <text:p>|Mei 2007 ||||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7 Mei </text:p>
          </table:table-cell>
          <table:table-cell table:style-name="ce4" office:value-type="string" calcext:value-type="string">
            <text:p>Pengerjaan Konde dimulai </text:p>
          </table:table-cell>
          <table:table-cell table:style-name="ce4" office:value-type="string" calcext:value-type="string">
            <text:p>Memulai pembuatan </text:p>
          </table:table-cell>
          <table:table-cell table:formula="of:=&quot;|&quot;&amp;[.A7]&amp;&quot;|&quot;&amp;[.B7]&amp;&quot;|&quot;&amp;[.C7]&amp;&quot;|&quot;&amp;[.D7]&amp;&quot;|&quot;" office:value-type="string" office:string-value="|1|17 Mei |Pengerjaan Konde dimulai |Memulai pembuatan |" calcext:value-type="string">
            <text:p>|1|17 Mei |Pengerjaan Konde dimulai |Memulai pembuatan |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 Mei </text:p>
          </table:table-cell>
          <table:table-cell table:number-columns-repeated="2"/>
          <table:table-cell table:formula="of:=&quot;|&quot;&amp;[.A8]&amp;&quot;|&quot;&amp;[.B8]&amp;&quot;|&quot;&amp;[.C8]&amp;&quot;|&quot;&amp;[.D8]&amp;&quot;|&quot;" office:value-type="string" office:string-value="|2|24 Mei |||" calcext:value-type="string">
            <text:p>|2|24 Mei |||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 Mei </text:p>
          </table:table-cell>
          <table:table-cell table:number-columns-repeated="2"/>
          <table:table-cell table:formula="of:=&quot;|&quot;&amp;[.A9]&amp;&quot;|&quot;&amp;[.B9]&amp;&quot;|&quot;&amp;[.C9]&amp;&quot;|&quot;&amp;[.D9]&amp;&quot;|&quot;" office:value-type="string" office:string-value="|3|31 Mei |||" calcext:value-type="string">
            <text:p>|3|31 Mei ||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Juni 2007 </text:p>
          </table:table-cell>
          <table:covered-table-cell table:number-columns-repeated="3" table:style-name="ce10"/>
          <table:table-cell table:formula="of:=&quot;|&quot;&amp;[.A10]&amp;&quot;|&quot;&amp;[.B10]&amp;&quot;|&quot;&amp;[.C10]&amp;&quot;|&quot;&amp;[.D10]&amp;&quot;|&quot;" office:value-type="string" office:string-value="|Juni 2007 ||||" calcext:value-type="string">
            <text:p>|Juni 2007 ||||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 Juni </text:p>
          </table:table-cell>
          <table:table-cell table:number-columns-repeated="2"/>
          <table:table-cell table:formula="of:=&quot;|&quot;&amp;[.A11]&amp;&quot;|&quot;&amp;[.B11]&amp;&quot;|&quot;&amp;[.C11]&amp;&quot;|&quot;&amp;[.D11]&amp;&quot;|&quot;" office:value-type="string" office:string-value="|4|7 Juni |||" calcext:value-type="string">
            <text:p>|4|7 Juni |||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4 Juni </text:p>
          </table:table-cell>
          <table:table-cell table:number-columns-repeated="2"/>
          <table:table-cell table:formula="of:=&quot;|&quot;&amp;[.A12]&amp;&quot;|&quot;&amp;[.B12]&amp;&quot;|&quot;&amp;[.C12]&amp;&quot;|&quot;&amp;[.D12]&amp;&quot;|&quot;" office:value-type="string" office:string-value="|5|14 Juni |||" calcext:value-type="string">
            <text:p>|5|14 Juni |||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1 Juni </text:p>
          </table:table-cell>
          <table:table-cell table:number-columns-repeated="2"/>
          <table:table-cell table:formula="of:=&quot;|&quot;&amp;[.A13]&amp;&quot;|&quot;&amp;[.B13]&amp;&quot;|&quot;&amp;[.C13]&amp;&quot;|&quot;&amp;[.D13]&amp;&quot;|&quot;" office:value-type="string" office:string-value="|6|21 Juni |||" calcext:value-type="string">
            <text:p>|6|21 Juni |||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8 Juni </text:p>
          </table:table-cell>
          <table:table-cell table:number-columns-repeated="2"/>
          <table:table-cell table:formula="of:=&quot;|&quot;&amp;[.A14]&amp;&quot;|&quot;&amp;[.B14]&amp;&quot;|&quot;&amp;[.C14]&amp;&quot;|&quot;&amp;[.D14]&amp;&quot;|&quot;" office:value-type="string" office:string-value="|7|28 Juni |||" calcext:value-type="string">
            <text:p>|7|28 Juni ||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Juli 2007 </text:p>
          </table:table-cell>
          <table:covered-table-cell table:number-columns-repeated="3" table:style-name="ce10"/>
          <table:table-cell table:formula="of:=&quot;|&quot;&amp;[.A15]&amp;&quot;|&quot;&amp;[.B15]&amp;&quot;|&quot;&amp;[.C15]&amp;&quot;|&quot;&amp;[.D15]&amp;&quot;|&quot;" office:value-type="string" office:string-value="|Juli 2007 ||||" calcext:value-type="string">
            <text:p>|Juli 2007 ||||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 Juli </text:p>
          </table:table-cell>
          <table:table-cell table:number-columns-repeated="2"/>
          <table:table-cell table:formula="of:=&quot;|&quot;&amp;[.A16]&amp;&quot;|&quot;&amp;[.B16]&amp;&quot;|&quot;&amp;[.C16]&amp;&quot;|&quot;&amp;[.D16]&amp;&quot;|&quot;" office:value-type="string" office:string-value="|8|5 Juli |||" calcext:value-type="string">
            <text:p>|8|5 Juli |||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2 Juli </text:p>
          </table:table-cell>
          <table:table-cell table:number-columns-repeated="2"/>
          <table:table-cell table:formula="of:=&quot;|&quot;&amp;[.A17]&amp;&quot;|&quot;&amp;[.B17]&amp;&quot;|&quot;&amp;[.C17]&amp;&quot;|&quot;&amp;[.D17]&amp;&quot;|&quot;" office:value-type="string" office:string-value="|9|12 Juli |||" calcext:value-type="string">
            <text:p>|9|12 Juli |||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9 Juli </text:p>
          </table:table-cell>
          <table:table-cell table:number-columns-repeated="2"/>
          <table:table-cell table:formula="of:=&quot;|&quot;&amp;[.A18]&amp;&quot;|&quot;&amp;[.B18]&amp;&quot;|&quot;&amp;[.C18]&amp;&quot;|&quot;&amp;[.D18]&amp;&quot;|&quot;" office:value-type="string" office:string-value="|10|19 Juli |||" calcext:value-type="string">
            <text:p>|10|19 Juli |||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6 Juli </text:p>
          </table:table-cell>
          <table:table-cell table:number-columns-repeated="2"/>
          <table:table-cell table:formula="of:=&quot;|&quot;&amp;[.A19]&amp;&quot;|&quot;&amp;[.B19]&amp;&quot;|&quot;&amp;[.C19]&amp;&quot;|&quot;&amp;[.D19]&amp;&quot;|&quot;" office:value-type="string" office:string-value="|11|26 Juli |||" calcext:value-type="string">
            <text:p>|11|26 Juli ||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Agustus 2007 </text:p>
          </table:table-cell>
          <table:covered-table-cell table:number-columns-repeated="3" table:style-name="ce10"/>
          <table:table-cell table:formula="of:=&quot;|&quot;&amp;[.A20]&amp;&quot;|&quot;&amp;[.B20]&amp;&quot;|&quot;&amp;[.C20]&amp;&quot;|&quot;&amp;[.D20]&amp;&quot;|&quot;" office:value-type="string" office:string-value="|Agustus 2007 ||||" calcext:value-type="string">
            <text:p>|Agustus 2007 ||||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 Agustus </text:p>
          </table:table-cell>
          <table:table-cell table:number-columns-repeated="2"/>
          <table:table-cell table:formula="of:=&quot;|&quot;&amp;[.A21]&amp;&quot;|&quot;&amp;[.B21]&amp;&quot;|&quot;&amp;[.C21]&amp;&quot;|&quot;&amp;[.D21]&amp;&quot;|&quot;" office:value-type="string" office:string-value="|12|2 Agustus |||" calcext:value-type="string">
            <text:p>|12|2 Agustus ||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9 Agustus </text:p>
          </table:table-cell>
          <table:table-cell table:number-columns-repeated="2"/>
          <table:table-cell table:formula="of:=&quot;|&quot;&amp;[.A22]&amp;&quot;|&quot;&amp;[.B22]&amp;&quot;|&quot;&amp;[.C22]&amp;&quot;|&quot;&amp;[.D22]&amp;&quot;|&quot;" office:value-type="string" office:string-value="|13|9 Agustus |||" calcext:value-type="string">
            <text:p>|13|9 Agustus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6 Agustus </text:p>
          </table:table-cell>
          <table:table-cell table:number-columns-repeated="2"/>
          <table:table-cell table:formula="of:=&quot;|&quot;&amp;[.A23]&amp;&quot;|&quot;&amp;[.B23]&amp;&quot;|&quot;&amp;[.C23]&amp;&quot;|&quot;&amp;[.D23]&amp;&quot;|&quot;" office:value-type="string" office:string-value="|14|16 Agustus |||" calcext:value-type="string">
            <text:p>|14|16 Agustus ||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3 Agustus </text:p>
          </table:table-cell>
          <table:table-cell table:number-columns-repeated="2"/>
          <table:table-cell table:formula="of:=&quot;|&quot;&amp;[.A24]&amp;&quot;|&quot;&amp;[.B24]&amp;&quot;|&quot;&amp;[.C24]&amp;&quot;|&quot;&amp;[.D24]&amp;&quot;|&quot;" office:value-type="string" office:string-value="|15|23 Agustus |||" calcext:value-type="string">
            <text:p>|15|23 Agustus |||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0 Agustus </text:p>
          </table:table-cell>
          <table:table-cell table:style-name="ce4" office:value-type="string" calcext:value-type="string">
            <text:p>Jahitan 1 </text:p>
          </table:table-cell>
          <table:table-cell/>
          <table:table-cell table:formula="of:=&quot;|&quot;&amp;[.A25]&amp;&quot;|&quot;&amp;[.B25]&amp;&quot;|&quot;&amp;[.C25]&amp;&quot;|&quot;&amp;[.D25]&amp;&quot;|&quot;" office:value-type="string" office:string-value="|12|30 Agustus |Jahitan 1 ||" calcext:value-type="string">
            <text:p>|12|30 Agustus |Jahitan 1 |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September 2007 </text:p>
          </table:table-cell>
          <table:covered-table-cell table:number-columns-repeated="3" table:style-name="ce10"/>
          <table:table-cell table:formula="of:=&quot;|&quot;&amp;[.A26]&amp;&quot;|&quot;&amp;[.B26]&amp;&quot;|&quot;&amp;[.C26]&amp;&quot;|&quot;&amp;[.D26]&amp;&quot;|&quot;" office:value-type="string" office:string-value="|September 2007 ||||" calcext:value-type="string">
            <text:p>|September 2007 |||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6 September </text:p>
          </table:table-cell>
          <table:table-cell table:number-columns-repeated="2"/>
          <table:table-cell table:formula="of:=&quot;|&quot;&amp;[.A27]&amp;&quot;|&quot;&amp;[.B27]&amp;&quot;|&quot;&amp;[.C27]&amp;&quot;|&quot;&amp;[.D27]&amp;&quot;|&quot;" office:value-type="string" office:string-value="|13|6 September |||" calcext:value-type="string">
            <text:p>|13|6 September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3 September </text:p>
          </table:table-cell>
          <table:table-cell table:style-name="ce4" office:value-type="string" calcext:value-type="string">
            <text:p>Jahitan 2 </text:p>
          </table:table-cell>
          <table:table-cell/>
          <table:table-cell table:formula="of:=&quot;|&quot;&amp;[.A28]&amp;&quot;|&quot;&amp;[.B28]&amp;&quot;|&quot;&amp;[.C28]&amp;&quot;|&quot;&amp;[.D28]&amp;&quot;|&quot;" office:value-type="string" office:string-value="|14|13 September |Jahitan 2 ||" calcext:value-type="string">
            <text:p>|14|13 September |Jahitan 2 |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 September </text:p>
          </table:table-cell>
          <table:table-cell table:number-columns-repeated="2"/>
          <table:table-cell table:formula="of:=&quot;|&quot;&amp;[.A29]&amp;&quot;|&quot;&amp;[.B29]&amp;&quot;|&quot;&amp;[.C29]&amp;&quot;|&quot;&amp;[.D29]&amp;&quot;|&quot;" office:value-type="string" office:string-value="|15|20 September |||" calcext:value-type="string">
            <text:p>|15|20 September |||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7 September </text:p>
          </table:table-cell>
          <table:table-cell table:style-name="ce4" office:value-type="string" calcext:value-type="string">
            <text:p>Jahitan 3 </text:p>
          </table:table-cell>
          <table:table-cell/>
          <table:table-cell table:formula="of:=&quot;|&quot;&amp;[.A30]&amp;&quot;|&quot;&amp;[.B30]&amp;&quot;|&quot;&amp;[.C30]&amp;&quot;|&quot;&amp;[.D30]&amp;&quot;|&quot;" office:value-type="string" office:string-value="|16|27 September |Jahitan 3 ||" calcext:value-type="string">
            <text:p>|16|27 September |Jahitan 3 |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Oktober 2007 </text:p>
          </table:table-cell>
          <table:covered-table-cell table:number-columns-repeated="3" table:style-name="ce10"/>
          <table:table-cell table:formula="of:=&quot;|&quot;&amp;[.A31]&amp;&quot;|&quot;&amp;[.B31]&amp;&quot;|&quot;&amp;[.C31]&amp;&quot;|&quot;&amp;[.D31]&amp;&quot;|&quot;" office:value-type="string" office:string-value="|Oktober 2007 ||||" calcext:value-type="string">
            <text:p>|Oktober 2007 |||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 Oktober </text:p>
          </table:table-cell>
          <table:table-cell table:number-columns-repeated="2"/>
          <table:table-cell table:formula="of:=&quot;|&quot;&amp;[.A32]&amp;&quot;|&quot;&amp;[.B32]&amp;&quot;|&quot;&amp;[.C32]&amp;&quot;|&quot;&amp;[.D32]&amp;&quot;|&quot;" office:value-type="string" office:string-value="|13|4 Oktober |||" calcext:value-type="string">
            <text:p>|13|4 Oktober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1 Oktober </text:p>
          </table:table-cell>
          <table:table-cell table:style-name="ce4" office:value-type="string" calcext:value-type="string">
            <text:p>Jahitan 4 </text:p>
          </table:table-cell>
          <table:table-cell/>
          <table:table-cell table:formula="of:=&quot;|&quot;&amp;[.A33]&amp;&quot;|&quot;&amp;[.B33]&amp;&quot;|&quot;&amp;[.C33]&amp;&quot;|&quot;&amp;[.D33]&amp;&quot;|&quot;" office:value-type="string" office:string-value="|14|11 Oktober |Jahitan 4 ||" calcext:value-type="string">
            <text:p>|14|11 Oktober |Jahitan 4 ||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18 Oktober </text:p>
          </table:table-cell>
          <table:table-cell table:style-name="ce4" office:value-type="string" calcext:value-type="string">
            <text:p>Tenggat kerjaan &amp; rilis beta </text:p>
          </table:table-cell>
          <table:table-cell/>
          <table:table-cell table:formula="of:=&quot;|&quot;&amp;[.A34]&amp;&quot;|&quot;&amp;[.B34]&amp;&quot;|&quot;&amp;[.C34]&amp;&quot;|&quot;&amp;[.D34]&amp;&quot;|&quot;" office:value-type="string" office:string-value="|15|18 Oktober |Tenggat kerjaan &amp; rilis beta ||" calcext:value-type="string">
            <text:p>|15|18 Oktober |Tenggat kerjaan &amp; rilis beta ||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25 Oktober </text:p>
          </table:table-cell>
          <table:table-cell table:style-name="ce4" office:value-type="string" calcext:value-type="string">
            <text:p>ReleaseCandidate </text:p>
          </table:table-cell>
          <table:table-cell/>
          <table:table-cell table:formula="of:=&quot;|&quot;&amp;[.A35]&amp;&quot;|&quot;&amp;[.B35]&amp;&quot;|&quot;&amp;[.C35]&amp;&quot;|&quot;&amp;[.D35]&amp;&quot;|&quot;" office:value-type="string" office:string-value="|16|25 Oktober |ReleaseCandidate ||" calcext:value-type="string">
            <text:p>|16|25 Oktober |ReleaseCandidate ||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November 2007 </text:p>
          </table:table-cell>
          <table:covered-table-cell table:number-columns-repeated="3" table:style-name="ce10"/>
          <table:table-cell table:formula="of:=&quot;|&quot;&amp;[.A36]&amp;&quot;|&quot;&amp;[.B36]&amp;&quot;|&quot;&amp;[.C36]&amp;&quot;|&quot;&amp;[.D36]&amp;&quot;|&quot;" office:value-type="string" office:string-value="|November 2007 ||||" calcext:value-type="string">
            <text:p>|November 2007 ||||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1 November </text:p>
          </table:table-cell>
          <table:table-cell table:style-name="ce4" office:value-type="string" calcext:value-type="string">
            <text:p>Rilis <text:a xlink:href="../../../../../../../wiki/BlankOn" xlink:type="simple">BlankOn</text:a> </text:p>
          </table:table-cell>
          <table:table-cell table:style-name="ce4" office:value-type="string" calcext:value-type="string">
            <text:p>Berdasarkan atas kesepakatan Tim Steering (H+14) </text:p>
          </table:table-cell>
          <table:table-cell table:formula="of:=&quot;|&quot;&amp;[.A37]&amp;&quot;|&quot;&amp;[.B37]&amp;&quot;|&quot;&amp;[.C37]&amp;&quot;|&quot;&amp;[.D37]&amp;&quot;|&quot;" office:value-type="string" office:string-value="|17|1 November |Rilis BlankOn |Berdasarkan atas kesepakatan Tim Steering (H+14) |" calcext:value-type="string">
            <text:p>|17|1 November |Rilis BlankOn |Berdasarkan atas kesepakatan Tim Steering (H+14) |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8 November </text:p>
          </table:table-cell>
          <table:table-cell table:number-columns-repeated="2"/>
          <table:table-cell table:formula="of:=&quot;|&quot;&amp;[.A38]&amp;&quot;|&quot;&amp;[.B38]&amp;&quot;|&quot;&amp;[.C38]&amp;&quot;|&quot;&amp;[.D38]&amp;&quot;|&quot;" office:value-type="string" office:string-value="|18|8 November |||" calcext:value-type="string">
            <text:p>|18|8 November |||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15 November </text:p>
          </table:table-cell>
          <table:table-cell table:style-name="ce4" office:value-type="string" calcext:value-type="string">
            <text:p>Pengerjaan Konde+1 dimulai </text:p>
          </table:table-cell>
          <table:table-cell/>
          <table:table-cell table:formula="of:=&quot;|&quot;&amp;[.A39]&amp;&quot;|&quot;&amp;[.B39]&amp;&quot;|&quot;&amp;[.C39]&amp;&quot;|&quot;&amp;[.D39]&amp;&quot;|&quot;" office:value-type="string" office:string-value="|19|15 November |Pengerjaan Konde+1 dimulai ||" calcext:value-type="string">
            <text:p>|19|15 November |Pengerjaan Konde+1 dimulai ||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2 November </text:p>
          </table:table-cell>
          <table:table-cell table:number-columns-repeated="2"/>
          <table:table-cell table:formula="of:=&quot;|&quot;&amp;[.A40]&amp;&quot;|&quot;&amp;[.B40]&amp;&quot;|&quot;&amp;[.C40]&amp;&quot;|&quot;&amp;[.D40]&amp;&quot;|&quot;" office:value-type="string" office:string-value="|20|22 November |||" calcext:value-type="string">
            <text:p>|20|22 November |||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7 November </text:p>
          </table:table-cell>
          <table:table-cell/>
          <table:table-cell table:style-name="ce10"/>
          <table:table-cell table:formula="of:=&quot;|&quot;&amp;[.A41]&amp;&quot;|&quot;&amp;[.B41]&amp;&quot;|&quot;&amp;[.C41]&amp;&quot;|&quot;&amp;[.D41]&amp;&quot;|&quot;" office:value-type="string" office:string-value="|21|27 November |||" calcext:value-type="string">
            <text:p>|21|27 November |||</text:p>
          </table:table-cell>
        </table:table-row>
      </table:table>
      <table:table table:name="3" table:style-name="ta1">
        <table:table-column table:style-name="co1" table:number-columns-repeated="4" table:default-cell-style-name="ce1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alinan dari web</text:p>
          </table:table-cell>
          <table:covered-table-cell table:number-columns-repeated="3" table:style-name="ce9"/>
          <table:table-cell table:style-name="ce8" office:value-type="string" calcext:value-type="string">
            <text:p>Mardown</text:p>
          </table:table-cell>
        </table:table-row>
        <table:table-row table:style-name="ro2">
          <table:table-cell table:style-name="ce1" office:value-type="string" calcext:value-type="string">
            <text:p>Jadwal Rilis Lontara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1"/>
          <table:table-cell table:style-name="ce9" table:number-columns-repeated="3"/>
          <table:table-cell table:style-name="ce8"/>
        </table:table-row>
        <table:table-row table:style-name="ro1">
          <table:table-cell table:style-name="ce2" office:value-type="string" calcext:value-type="string">
            <text:p>Minggu </text:p>
          </table:table-cell>
          <table:table-cell table:style-name="ce2" office:value-type="string" calcext:value-type="string">
            <text:p>Tanggal </text:p>
          </table:table-cell>
          <table:table-cell table:style-name="ce2" office:value-type="string" calcext:value-type="string">
            <text:p>Status </text:p>
          </table:table-cell>
          <table:table-cell table:style-name="ce2" office:value-type="string" calcext:value-type="string">
            <text:p>Catatan </text:p>
          </table:table-cell>
          <table:table-cell table:formula="of:=&quot;|&quot;&amp;[.A4]&amp;&quot;|&quot;&amp;[.B4]&amp;&quot;|&quot;&amp;[.C4]&amp;&quot;|&quot;&amp;[.D4]&amp;&quot;|&quot;" office:value-type="string" office:string-value="|Minggu |Tanggal |Status |Catatan |" calcext:value-type="string">
            <text:p>|Minggu |Tanggal |Status |Catatan |</text:p>
          </table:table-cell>
        </table:table-row>
        <table:table-row table:style-name="ro1">
          <table:table-cell table:number-columns-repeated="4" table:style-name="ce1" office:value-type="string" calcext:value-type="string">
            <text:p>------------------</text:p>
          </table:table-cell>
          <table:table-cell table:formula="of:=&quot;|&quot;&amp;[.A5]&amp;&quot;|&quot;&amp;[.B5]&amp;&quot;|&quot;&amp;[.C5]&amp;&quot;|&quot;&amp;[.D5]&amp;&quot;|&quot;" office:value-type="string" office:string-value="|------------------|------------------|------------------|------------------|" calcext:value-type="string">
            <text:p>|------------------|------------------|------------------|------------------|</text:p>
          </table:table-cell>
        </table:table-row>
        <table:table-row table:style-name="ro1">
          <table:table-cell office:value-type="string" calcext:value-type="string">
            <text:p>November 2007</text:p>
          </table:table-cell>
          <table:table-cell table:number-columns-repeated="3"/>
          <table:table-cell table:formula="of:=&quot;|&quot;&amp;[.A6]&amp;&quot;|&quot;&amp;[.B6]&amp;&quot;|&quot;&amp;[.C6]&amp;&quot;|&quot;&amp;[.D6]&amp;&quot;|&quot;" office:value-type="string" office:string-value="|November 2007||||" calcext:value-type="string">
            <text:p>|November 2007||||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 November </text:p>
          </table:table-cell>
          <table:table-cell office:value-type="string" calcext:value-type="string">
            <text:p>Pengerjaan Lontara dimulai </text:p>
          </table:table-cell>
          <table:table-cell office:value-type="string" calcext:value-type="string">
            <text:p>Memulai pembuatan konsep</text:p>
          </table:table-cell>
          <table:table-cell table:formula="of:=&quot;|&quot;&amp;[.A7]&amp;&quot;|&quot;&amp;[.B7]&amp;&quot;|&quot;&amp;[.C7]&amp;&quot;|&quot;&amp;[.D7]&amp;&quot;|&quot;" office:value-type="string" office:string-value="|1|19 November |Pengerjaan Lontara dimulai |Memulai pembuatan konsep|" calcext:value-type="string">
            <text:p>|1|19 November |Pengerjaan Lontara dimulai |Memulai pembuatan konsep|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 November </text:p>
          </table:table-cell>
          <table:table-cell table:number-columns-repeated="2"/>
          <table:table-cell table:formula="of:=&quot;|&quot;&amp;[.A8]&amp;&quot;|&quot;&amp;[.B8]&amp;&quot;|&quot;&amp;[.C8]&amp;&quot;|&quot;&amp;[.D8]&amp;&quot;|&quot;" office:value-type="string" office:string-value="|2|26 November |||" calcext:value-type="string">
            <text:p>|2|26 November |||</text:p>
          </table:table-cell>
        </table:table-row>
        <table:table-row table:style-name="ro1">
          <table:table-cell office:value-type="string" calcext:value-type="string">
            <text:p>Desember 2007</text:p>
          </table:table-cell>
          <table:table-cell table:number-columns-repeated="3"/>
          <table:table-cell table:formula="of:=&quot;|&quot;&amp;[.A9]&amp;&quot;|&quot;&amp;[.B9]&amp;&quot;|&quot;&amp;[.C9]&amp;&quot;|&quot;&amp;[.D9]&amp;&quot;|&quot;" office:value-type="string" office:string-value="|Desember 2007||||" calcext:value-type="string">
            <text:p>|Desember 2007||||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 Desember </text:p>
          </table:table-cell>
          <table:table-cell table:number-columns-repeated="2"/>
          <table:table-cell table:formula="of:=&quot;|&quot;&amp;[.A10]&amp;&quot;|&quot;&amp;[.B10]&amp;&quot;|&quot;&amp;[.C10]&amp;&quot;|&quot;&amp;[.D10]&amp;&quot;|&quot;" office:value-type="string" office:string-value="|3|3 Desember |||" calcext:value-type="string">
            <text:p>|3|3 Desember |||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 Desember </text:p>
          </table:table-cell>
          <table:table-cell table:number-columns-repeated="2"/>
          <table:table-cell table:formula="of:=&quot;|&quot;&amp;[.A11]&amp;&quot;|&quot;&amp;[.B11]&amp;&quot;|&quot;&amp;[.C11]&amp;&quot;|&quot;&amp;[.D11]&amp;&quot;|&quot;" office:value-type="string" office:string-value="|4|10 Desember |||" calcext:value-type="string">
            <text:p>|4|10 Desember |||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7 Desember </text:p>
          </table:table-cell>
          <table:table-cell office:value-type="string" calcext:value-type="string">
            <text:p>Usulan Fitur </text:p>
          </table:table-cell>
          <table:table-cell office:value-type="string" calcext:value-type="string">
            <text:p>Penutupan usulan fitur</text:p>
          </table:table-cell>
          <table:table-cell table:formula="of:=&quot;|&quot;&amp;[.A12]&amp;&quot;|&quot;&amp;[.B12]&amp;&quot;|&quot;&amp;[.C12]&amp;&quot;|&quot;&amp;[.D12]&amp;&quot;|&quot;" office:value-type="string" office:string-value="|5|17 Desember |Usulan Fitur |Penutupan usulan fitur|" calcext:value-type="string">
            <text:p>|5|17 Desember |Usulan Fitur |Penutupan usulan fitur|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4 Desember </text:p>
          </table:table-cell>
          <table:table-cell table:number-columns-repeated="2"/>
          <table:table-cell table:formula="of:=&quot;|&quot;&amp;[.A13]&amp;&quot;|&quot;&amp;[.B13]&amp;&quot;|&quot;&amp;[.C13]&amp;&quot;|&quot;&amp;[.D13]&amp;&quot;|&quot;" office:value-type="string" office:string-value="|6|24 Desember |||" calcext:value-type="string">
            <text:p>|6|24 Desember |||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1 Desember </text:p>
          </table:table-cell>
          <table:table-cell table:number-columns-repeated="2"/>
          <table:table-cell table:formula="of:=&quot;|&quot;&amp;[.A14]&amp;&quot;|&quot;&amp;[.B14]&amp;&quot;|&quot;&amp;[.C14]&amp;&quot;|&quot;&amp;[.D14]&amp;&quot;|&quot;" office:value-type="string" office:string-value="|7|31 Desember |||" calcext:value-type="string">
            <text:p>|7|31 Desember |||</text:p>
          </table:table-cell>
        </table:table-row>
        <table:table-row table:style-name="ro1">
          <table:table-cell office:value-type="string" calcext:value-type="string">
            <text:p>Januari 2008</text:p>
          </table:table-cell>
          <table:table-cell table:number-columns-repeated="3"/>
          <table:table-cell table:formula="of:=&quot;|&quot;&amp;[.A15]&amp;&quot;|&quot;&amp;[.B15]&amp;&quot;|&quot;&amp;[.C15]&amp;&quot;|&quot;&amp;[.D15]&amp;&quot;|&quot;" office:value-type="string" office:string-value="|Januari 2008||||" calcext:value-type="string">
            <text:p>|Januari 2008||||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 Januari </text:p>
          </table:table-cell>
          <table:table-cell table:number-columns-repeated="2"/>
          <table:table-cell table:formula="of:=&quot;|&quot;&amp;[.A16]&amp;&quot;|&quot;&amp;[.B16]&amp;&quot;|&quot;&amp;[.C16]&amp;&quot;|&quot;&amp;[.D16]&amp;&quot;|&quot;" office:value-type="string" office:string-value="|8|7 Januari |||" calcext:value-type="string">
            <text:p>|8|7 Januari |||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4 Januari </text:p>
          </table:table-cell>
          <table:table-cell office:value-type="string" calcext:value-type="string">
            <text:p>Jahitan 1? </text:p>
          </table:table-cell>
          <table:table-cell office:value-type="string" calcext:value-type="string">
            <text:p>Rilis pertama untuk testing internal</text:p>
          </table:table-cell>
          <table:table-cell table:formula="of:=&quot;|&quot;&amp;[.A17]&amp;&quot;|&quot;&amp;[.B17]&amp;&quot;|&quot;&amp;[.C17]&amp;&quot;|&quot;&amp;[.D17]&amp;&quot;|&quot;" office:value-type="string" office:string-value="|9|14 Januari |Jahitan 1? |Rilis pertama untuk testing internal|" calcext:value-type="string">
            <text:p>|9|14 Januari |Jahitan 1? |Rilis pertama untuk testing internal|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1 Januari </text:p>
          </table:table-cell>
          <table:table-cell table:number-columns-repeated="2"/>
          <table:table-cell table:formula="of:=&quot;|&quot;&amp;[.A18]&amp;&quot;|&quot;&amp;[.B18]&amp;&quot;|&quot;&amp;[.C18]&amp;&quot;|&quot;&amp;[.D18]&amp;&quot;|&quot;" office:value-type="string" office:string-value="|10|21 Januari |||" calcext:value-type="string">
            <text:p>|10|21 Januari |||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8 Januari </text:p>
          </table:table-cell>
          <table:table-cell table:number-columns-repeated="2"/>
          <table:table-cell table:formula="of:=&quot;|&quot;&amp;[.A19]&amp;&quot;|&quot;&amp;[.B19]&amp;&quot;|&quot;&amp;[.C19]&amp;&quot;|&quot;&amp;[.D19]&amp;&quot;|&quot;" office:value-type="string" office:string-value="|11|28 Januari |||" calcext:value-type="string">
            <text:p>|11|28 Januari |||</text:p>
          </table:table-cell>
        </table:table-row>
        <table:table-row table:style-name="ro1">
          <table:table-cell office:value-type="string" calcext:value-type="string">
            <text:p>Februari 2008</text:p>
          </table:table-cell>
          <table:table-cell table:number-columns-repeated="3"/>
          <table:table-cell table:formula="of:=&quot;|&quot;&amp;[.A20]&amp;&quot;|&quot;&amp;[.B20]&amp;&quot;|&quot;&amp;[.C20]&amp;&quot;|&quot;&amp;[.D20]&amp;&quot;|&quot;" office:value-type="string" office:string-value="|Februari 2008||||" calcext:value-type="string">
            <text:p>|Februari 2008||||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 Februari </text:p>
          </table:table-cell>
          <table:table-cell office:value-type="string" calcext:value-type="string">
            <text:p>Jahitan 2? </text:p>
          </table:table-cell>
          <table:table-cell office:value-type="string" calcext:value-type="string">
            <text:p>Rilis kedua untuk testing internal </text:p>
          </table:table-cell>
          <table:table-cell table:formula="of:=&quot;|&quot;&amp;[.A21]&amp;&quot;|&quot;&amp;[.B21]&amp;&quot;|&quot;&amp;[.C21]&amp;&quot;|&quot;&amp;[.D21]&amp;&quot;|&quot;" office:value-type="string" office:string-value="|12|4 Februari |Jahitan 2? |Rilis kedua untuk testing internal |" calcext:value-type="string">
            <text:p>|12|4 Februari |Jahitan 2? |Rilis kedua untuk testing internal 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1 Februari </text:p>
          </table:table-cell>
          <table:table-cell table:number-columns-repeated="2"/>
          <table:table-cell table:formula="of:=&quot;|&quot;&amp;[.A22]&amp;&quot;|&quot;&amp;[.B22]&amp;&quot;|&quot;&amp;[.C22]&amp;&quot;|&quot;&amp;[.D22]&amp;&quot;|&quot;" office:value-type="string" office:string-value="|13|11 Februari |||" calcext:value-type="string">
            <text:p>|13|11 Februari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8 Februari </text:p>
          </table:table-cell>
          <table:table-cell table:number-columns-repeated="2"/>
          <table:table-cell table:formula="of:=&quot;|&quot;&amp;[.A23]&amp;&quot;|&quot;&amp;[.B23]&amp;&quot;|&quot;&amp;[.C23]&amp;&quot;|&quot;&amp;[.D23]&amp;&quot;|&quot;" office:value-type="string" office:string-value="|14|18 Februari |||" calcext:value-type="string">
            <text:p>|14|18 Februari ||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5 Februari </text:p>
          </table:table-cell>
          <table:table-cell table:number-columns-repeated="2"/>
          <table:table-cell table:formula="of:=&quot;|&quot;&amp;[.A24]&amp;&quot;|&quot;&amp;[.B24]&amp;&quot;|&quot;&amp;[.C24]&amp;&quot;|&quot;&amp;[.D24]&amp;&quot;|&quot;" office:value-type="string" office:string-value="|15|25 Februari |||" calcext:value-type="string">
            <text:p>|15|25 Februari |||</text:p>
          </table:table-cell>
        </table:table-row>
        <table:table-row table:style-name="ro1">
          <table:table-cell office:value-type="string" calcext:value-type="string">
            <text:p>Maret 2008</text:p>
          </table:table-cell>
          <table:table-cell table:number-columns-repeated="3"/>
          <table:table-cell table:formula="of:=&quot;|&quot;&amp;[.A25]&amp;&quot;|&quot;&amp;[.B25]&amp;&quot;|&quot;&amp;[.C25]&amp;&quot;|&quot;&amp;[.D25]&amp;&quot;|&quot;" office:value-type="string" office:string-value="|Maret 2008||||" calcext:value-type="string">
            <text:p>|Maret 2008||||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 Maret </text:p>
          </table:table-cell>
          <table:table-cell office:value-type="string" calcext:value-type="string">
            <text:p>Jahitan 3? </text:p>
          </table:table-cell>
          <table:table-cell office:value-type="string" calcext:value-type="string">
            <text:p>Rilis ketiga untuk testing internal</text:p>
          </table:table-cell>
          <table:table-cell table:formula="of:=&quot;|&quot;&amp;[.A26]&amp;&quot;|&quot;&amp;[.B26]&amp;&quot;|&quot;&amp;[.C26]&amp;&quot;|&quot;&amp;[.D26]&amp;&quot;|&quot;" office:value-type="string" office:string-value="|12|3 Maret |Jahitan 3? |Rilis ketiga untuk testing internal|" calcext:value-type="string">
            <text:p>|12|3 Maret |Jahitan 3? |Rilis ketiga untuk testing internal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 Maret </text:p>
          </table:table-cell>
          <table:table-cell table:number-columns-repeated="2"/>
          <table:table-cell table:formula="of:=&quot;|&quot;&amp;[.A27]&amp;&quot;|&quot;&amp;[.B27]&amp;&quot;|&quot;&amp;[.C27]&amp;&quot;|&quot;&amp;[.D27]&amp;&quot;|&quot;" office:value-type="string" office:string-value="|13|10 Maret |||" calcext:value-type="string">
            <text:p>|13|10 Maret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7 Maret </text:p>
          </table:table-cell>
          <table:table-cell table:number-columns-repeated="2"/>
          <table:table-cell table:formula="of:=&quot;|&quot;&amp;[.A28]&amp;&quot;|&quot;&amp;[.B28]&amp;&quot;|&quot;&amp;[.C28]&amp;&quot;|&quot;&amp;[.D28]&amp;&quot;|&quot;" office:value-type="string" office:string-value="|14|17 Maret |||" calcext:value-type="string">
            <text:p>|14|17 Maret ||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4 Maret </text:p>
          </table:table-cell>
          <table:table-cell table:number-columns-repeated="2"/>
          <table:table-cell table:formula="of:=&quot;|&quot;&amp;[.A29]&amp;&quot;|&quot;&amp;[.B29]&amp;&quot;|&quot;&amp;[.C29]&amp;&quot;|&quot;&amp;[.D29]&amp;&quot;|&quot;" office:value-type="string" office:string-value="|15|24 Maret |||" calcext:value-type="string">
            <text:p>|15|24 Maret |||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1 Maret </text:p>
          </table:table-cell>
          <table:table-cell office:value-type="string" calcext:value-type="string">
            <text:p>Jahitan 4? </text:p>
          </table:table-cell>
          <table:table-cell office:value-type="string" calcext:value-type="string">
            <text:p>Rilis keempat untuk testing internal</text:p>
          </table:table-cell>
          <table:table-cell table:formula="of:=&quot;|&quot;&amp;[.A30]&amp;&quot;|&quot;&amp;[.B30]&amp;&quot;|&quot;&amp;[.C30]&amp;&quot;|&quot;&amp;[.D30]&amp;&quot;|&quot;" office:value-type="string" office:string-value="|16|31 Maret |Jahitan 4? |Rilis keempat untuk testing internal|" calcext:value-type="string">
            <text:p>|16|31 Maret |Jahitan 4? |Rilis keempat untuk testing internal|</text:p>
          </table:table-cell>
        </table:table-row>
        <table:table-row table:style-name="ro1">
          <table:table-cell office:value-type="string" calcext:value-type="string">
            <text:p>April 2008</text:p>
          </table:table-cell>
          <table:table-cell table:number-columns-repeated="3"/>
          <table:table-cell table:formula="of:=&quot;|&quot;&amp;[.A31]&amp;&quot;|&quot;&amp;[.B31]&amp;&quot;|&quot;&amp;[.C31]&amp;&quot;|&quot;&amp;[.D31]&amp;&quot;|&quot;" office:value-type="string" office:string-value="|April 2008||||" calcext:value-type="string">
            <text:p>|April 2008||||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7 April </text:p>
          </table:table-cell>
          <table:table-cell table:number-columns-repeated="2"/>
          <table:table-cell table:formula="of:=&quot;|&quot;&amp;[.A32]&amp;&quot;|&quot;&amp;[.B32]&amp;&quot;|&quot;&amp;[.C32]&amp;&quot;|&quot;&amp;[.D32]&amp;&quot;|&quot;" office:value-type="string" office:string-value="|13|7 April |||" calcext:value-type="string">
            <text:p>|13|7 April |||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4 April </text:p>
          </table:table-cell>
          <table:table-cell office:value-type="string" calcext:value-type="string">
            <text:p>Rilis Beta </text:p>
          </table:table-cell>
          <table:table-cell office:value-type="string" calcext:value-type="string">
            <text:p>Pada minggu ini juga akan dirilis versi beta BlankOn untuk di testing kepada publik</text:p>
          </table:table-cell>
          <table:table-cell table:formula="of:=&quot;|&quot;&amp;[.A33]&amp;&quot;|&quot;&amp;[.B33]&amp;&quot;|&quot;&amp;[.C33]&amp;&quot;|&quot;&amp;[.D33]&amp;&quot;|&quot;" office:value-type="string" office:string-value="|14|14 April |Rilis Beta |Pada minggu ini juga akan dirilis versi beta BlankOn untuk di testing kepada publik|" calcext:value-type="string">
            <text:p>|14|14 April |Rilis Beta |Pada minggu ini juga akan dirilis versi beta BlankOn untuk di testing kepada publik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1 April </text:p>
          </table:table-cell>
          <table:table-cell office:value-type="string" calcext:value-type="string">
            <text:p>Tenggat waktu pengumpulan tugas </text:p>
          </table:table-cell>
          <table:table-cell office:value-type="string" calcext:value-type="string">
            <text:p>Batas akhir pekerjaan pengumpulan tugas seluruh tim BlankOn, seperti tenggat penyelesaian artwork, dokumentasi, paket-paket dsb</text:p>
          </table:table-cell>
          <table:table-cell table:formula="of:=&quot;|&quot;&amp;[.A34]&amp;&quot;|&quot;&amp;[.B34]&amp;&quot;|&quot;&amp;[.C34]&amp;&quot;|&quot;&amp;[.D34]&amp;&quot;|&quot;" office:value-type="string" office:string-value="|15|21 April |Tenggat waktu pengumpulan tugas |Batas akhir pekerjaan pengumpulan tugas seluruh tim BlankOn, seperti tenggat penyelesaian artwork, dokumentasi, paket-paket dsb|" calcext:value-type="string">
            <text:p>|15|21 April |Tenggat waktu pengumpulan tugas |Batas akhir pekerjaan pengumpulan tugas seluruh tim BlankOn, seperti tenggat penyelesaian artwork, dokumentasi, paket-paket dsb|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4 April </text:p>
          </table:table-cell>
          <table:table-cell office:value-type="string" calcext:value-type="string">
            <text:p>RIlis Ubuntu 8.04 LTS</text:p>
          </table:table-cell>
          <table:table-cell/>
          <table:table-cell table:formula="of:=&quot;|&quot;&amp;[.A35]&amp;&quot;|&quot;&amp;[.B35]&amp;&quot;|&quot;&amp;[.C35]&amp;&quot;|&quot;&amp;[.D35]&amp;&quot;|&quot;" office:value-type="string" office:string-value="|15|24 April |RIlis Ubuntu 8.04 LTS||" calcext:value-type="string">
            <text:p>|15|24 April |RIlis Ubuntu 8.04 LTS||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8 April </text:p>
          </table:table-cell>
          <table:table-cell office:value-type="string" calcext:value-type="string">
            <text:p>&gt; /!\ Calon Rilis BlankOn </text:p>
          </table:table-cell>
          <table:table-cell/>
          <table:table-cell table:formula="of:=&quot;|&quot;&amp;[.A36]&amp;&quot;|&quot;&amp;[.B36]&amp;&quot;|&quot;&amp;[.C36]&amp;&quot;|&quot;&amp;[.D36]&amp;&quot;|&quot;" office:value-type="string" office:string-value="|16|28 April |&gt; /!\ Calon Rilis BlankOn ||" calcext:value-type="string">
            <text:p>|16|28 April |&gt; /!\ Calon Rilis BlankOn ||</text:p>
          </table:table-cell>
        </table:table-row>
        <table:table-row table:style-name="ro1">
          <table:table-cell office:value-type="string" calcext:value-type="string">
            <text:p>Mei 2008</text:p>
          </table:table-cell>
          <table:table-cell table:number-columns-repeated="3"/>
          <table:table-cell table:formula="of:=&quot;|&quot;&amp;[.A37]&amp;&quot;|&quot;&amp;[.B37]&amp;&quot;|&quot;&amp;[.C37]&amp;&quot;|&quot;&amp;[.D37]&amp;&quot;|&quot;" office:value-type="string" office:string-value="|Mei 2008||||" calcext:value-type="string">
            <text:p>|Mei 2008||||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 Mei </text:p>
          </table:table-cell>
          <table:table-cell table:number-columns-repeated="2"/>
          <table:table-cell table:formula="of:=&quot;|&quot;&amp;[.A38]&amp;&quot;|&quot;&amp;[.B38]&amp;&quot;|&quot;&amp;[.C38]&amp;&quot;|&quot;&amp;[.D38]&amp;&quot;|&quot;" office:value-type="string" office:string-value="|17|5 Mei |||" calcext:value-type="string">
            <text:p>|17|5 Mei |||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8 Mei </text:p>
          </table:table-cell>
          <table:table-cell office:value-type="string" calcext:value-type="string">
            <text:p>/!\ Rilis Akhir BlankOn </text:p>
          </table:table-cell>
          <table:table-cell office:value-type="string" calcext:value-type="string">
            <text:p>BlankOn siap meluncur!</text:p>
          </table:table-cell>
          <table:table-cell table:formula="of:=&quot;|&quot;&amp;[.A39]&amp;&quot;|&quot;&amp;[.B39]&amp;&quot;|&quot;&amp;[.C39]&amp;&quot;|&quot;&amp;[.D39]&amp;&quot;|&quot;" office:value-type="string" office:string-value="|17|8 Mei |/!\ Rilis Akhir BlankOn |BlankOn siap meluncur!|" calcext:value-type="string">
            <text:p>|17|8 Mei |/!\ Rilis Akhir BlankOn |BlankOn siap meluncur!|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2 Mei </text:p>
          </table:table-cell>
          <table:table-cell table:number-columns-repeated="2"/>
          <table:table-cell table:formula="of:=&quot;|&quot;&amp;[.A40]&amp;&quot;|&quot;&amp;[.B40]&amp;&quot;|&quot;&amp;[.C40]&amp;&quot;|&quot;&amp;[.D40]&amp;&quot;|&quot;" office:value-type="string" office:string-value="|18|12 Mei |||" calcext:value-type="string">
            <text:p>|18|12 Mei |||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9 Mei </text:p>
          </table:table-cell>
          <table:table-cell table:number-columns-repeated="2"/>
          <table:table-cell table:formula="of:=&quot;|&quot;&amp;[.A41]&amp;&quot;|&quot;&amp;[.B41]&amp;&quot;|&quot;&amp;[.C41]&amp;&quot;|&quot;&amp;[.D41]&amp;&quot;|&quot;" office:value-type="string" office:string-value="|19|19 Mei |||" calcext:value-type="string">
            <text:p>|19|19 Mei |||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 Mei </text:p>
          </table:table-cell>
          <table:table-cell table:number-columns-repeated="2"/>
          <table:table-cell table:formula="of:=&quot;|&quot;&amp;[.A42]&amp;&quot;|&quot;&amp;[.B42]&amp;&quot;|&quot;&amp;[.C42]&amp;&quot;|&quot;&amp;[.D42]&amp;&quot;|&quot;" office:value-type="string" office:string-value="|20|26 Mei |||" calcext:value-type="string">
            <text:p>|20|26 Mei |||</text:p>
          </table:table-cell>
        </table:table-row>
        <table:table-row table:style-name="ro1">
          <table:table-cell table:number-columns-repeated="4"/>
          <table:table-cell table:formula="of:=&quot;|&quot;&amp;[.A43]&amp;&quot;|&quot;&amp;[.B43]&amp;&quot;|&quot;&amp;[.C43]&amp;&quot;|&quot;&amp;[.D43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44]&amp;&quot;|&quot;&amp;[.B44]&amp;&quot;|&quot;&amp;[.C44]&amp;&quot;|&quot;&amp;[.D44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45]&amp;&quot;|&quot;&amp;[.B45]&amp;&quot;|&quot;&amp;[.C45]&amp;&quot;|&quot;&amp;[.D45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46]&amp;&quot;|&quot;&amp;[.B46]&amp;&quot;|&quot;&amp;[.C46]&amp;&quot;|&quot;&amp;[.D46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47]&amp;&quot;|&quot;&amp;[.B47]&amp;&quot;|&quot;&amp;[.C47]&amp;&quot;|&quot;&amp;[.D47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48]&amp;&quot;|&quot;&amp;[.B48]&amp;&quot;|&quot;&amp;[.C48]&amp;&quot;|&quot;&amp;[.D48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49]&amp;&quot;|&quot;&amp;[.B49]&amp;&quot;|&quot;&amp;[.C49]&amp;&quot;|&quot;&amp;[.D49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50]&amp;&quot;|&quot;&amp;[.B50]&amp;&quot;|&quot;&amp;[.C50]&amp;&quot;|&quot;&amp;[.D50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51]&amp;&quot;|&quot;&amp;[.B51]&amp;&quot;|&quot;&amp;[.C51]&amp;&quot;|&quot;&amp;[.D51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52]&amp;&quot;|&quot;&amp;[.B52]&amp;&quot;|&quot;&amp;[.C52]&amp;&quot;|&quot;&amp;[.D52]&amp;&quot;|&quot;" office:value-type="string" office:string-value="|||||" calcext:value-type="string">
            <text:p>|||||</text:p>
          </table:table-cell>
        </table:table-row>
        <table:table-row table:style-name="ro1">
          <table:table-cell table:number-columns-repeated="4"/>
          <table:table-cell table:formula="of:=&quot;|&quot;&amp;[.A53]&amp;&quot;|&quot;&amp;[.B53]&amp;&quot;|&quot;&amp;[.C53]&amp;&quot;|&quot;&amp;[.D53]&amp;&quot;|&quot;" office:value-type="string" office:string-value="|||||" calcext:value-type="string">
            <text:p>|||||</text:p>
          </table:table-cell>
        </table:table-row>
        <table:table-row table:style-name="ro1" table:number-rows-repeated="104852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  <table:table-row table:style-name="ro6">
          <table:table-cell/>
        </table:table-row>
        <table:table-row table:style-name="ro1" table:number-rows-repeated="4">
          <table:table-cell/>
        </table:table-row>
        <table:table-row table:style-name="ro2">
          <table:table-cell/>
        </table:table-row>
        <table:table-row table:style-name="ro1" table:number-rows-repeated="4">
          <table:table-cell/>
        </table:table-row>
        <table:table-row table:style-name="ro6">
          <table:table-cell/>
        </table:table-row>
        <table:table-row table:style-name="ro1" table:number-rows-repeated="3">
          <table:table-cell/>
        </table:table-row>
        <table:table-row table:style-name="ro6">
          <table:table-cell/>
        </table:table-row>
        <table:table-row table:style-name="ro1" table:number-rows-repeated="4">
          <table:table-cell/>
        </table:table-row>
        <table:table-row table:style-name="ro6">
          <table:table-cell/>
        </table:table-row>
        <table:table-row table:style-name="ro1" table:number-rows-repeated="3">
          <table:table-cell/>
        </table:table-row>
        <table:table-row table:style-name="ro6">
          <table:table-cell/>
        </table:table-row>
        <table:table-row table:style-name="ro1" table:number-rows-repeated="2">
          <table:table-cell/>
        </table:table-row>
        <table:table-row table:style-name="ro7">
          <table:table-cell/>
        </table:table-row>
        <table:table-row table:style-name="ro8">
          <table:table-cell/>
        </table:table-row>
        <table:table-row table:style-name="ro2" table:number-rows-repeated="2">
          <table:table-cell/>
        </table:table-row>
        <table:table-row table:style-name="ro1" table:number-rows-repeated="2">
          <table:table-cell/>
        </table:table-row>
        <table:table-row table:style-name="ro2">
          <table:table-cell/>
        </table:table-row>
      </table:table>
      <table:table table:name="5" table:style-name="ta1">
        <table:table-column table:style-name="co1" table:number-columns-repeated="3" table:default-cell-style-name="ce13"/>
        <table:table-column table:style-name="co2" table:default-cell-style-name="ce13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alinan dari web</text:p>
          </table:table-cell>
          <table:covered-table-cell table:number-columns-repeated="3" table:style-name="ce9"/>
          <table:table-cell table:style-name="ce8" office:value-type="string" calcext:value-type="string">
            <text:p>Mardown</text:p>
          </table:table-cell>
        </table:table-row>
        <table:table-row table:style-name="ro2">
          <table:table-cell table:style-name="ce1" office:value-type="string" calcext:value-type="string">
            <text:p>Jadwal Rilis 5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1"/>
          <table:table-cell table:style-name="ce9" table:number-columns-repeated="3"/>
          <table:table-cell table:style-name="ce8"/>
        </table:table-row>
        <table:table-row table:style-name="ro1">
          <table:table-cell table:style-name="ce2" office:value-type="string" calcext:value-type="string">
            <text:p>Minggu </text:p>
          </table:table-cell>
          <table:table-cell table:style-name="ce2" office:value-type="string" calcext:value-type="string">
            <text:p>Tanggal </text:p>
          </table:table-cell>
          <table:table-cell table:style-name="ce2" office:value-type="string" calcext:value-type="string">
            <text:p>Status </text:p>
          </table:table-cell>
          <table:table-cell table:style-name="ce2" office:value-type="string" calcext:value-type="string">
            <text:p>Catatan </text:p>
          </table:table-cell>
          <table:table-cell table:formula="of:=&quot;|&quot;&amp;[.A4]&amp;&quot;|&quot;&amp;[.B4]&amp;&quot;|&quot;&amp;[.C4]&amp;&quot;|&quot;&amp;[.D4]&amp;&quot;|&quot;" office:value-type="string" office:string-value="|Minggu |Tanggal |Status |Catatan |" calcext:value-type="string">
            <text:p>|Minggu |Tanggal |Status |Catatan |</text:p>
          </table:table-cell>
        </table:table-row>
        <table:table-row table:style-name="ro1">
          <table:table-cell table:number-columns-repeated="4" table:style-name="ce1" office:value-type="string" calcext:value-type="string">
            <text:p>------------------</text:p>
          </table:table-cell>
          <table:table-cell table:formula="of:=&quot;|&quot;&amp;[.A5]&amp;&quot;|&quot;&amp;[.B5]&amp;&quot;|&quot;&amp;[.C5]&amp;&quot;|&quot;&amp;[.D5]&amp;&quot;|&quot;" office:value-type="string" office:string-value="|------------------|------------------|------------------|------------------|" calcext:value-type="string">
            <text:p>|------------------|------------------|------------------|------------------|</text:p>
          </table:table-cell>
        </table:table-row>
        <table:table-row table:style-name="ro2">
          <table:table-cell table:style-name="ce15" office:value-type="string" calcext:value-type="string">
            <text:p>November 2008 </text:p>
          </table:table-cell>
          <table:table-cell table:style-name="ce18" table:number-columns-repeated="3"/>
          <table:table-cell table:style-name="ce19" table:formula="of:=&quot;|&quot;&amp;[.A6]&amp;&quot;|&quot;&amp;[.B6]&amp;&quot;|&quot;&amp;[.C6]&amp;&quot;|&quot;&amp;[.D6]&amp;&quot;|&quot;" office:value-type="string" office:string-value="|November 2008 ||||" calcext:value-type="string">
            <text:p>|November 2008 ||||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20 November </text:p>
          </table:table-cell>
          <table:table-cell table:style-name="ce18" table:number-columns-repeated="2"/>
          <table:table-cell table:style-name="ce19" table:formula="of:=&quot;|&quot;&amp;[.A7]&amp;&quot;|&quot;&amp;[.B7]&amp;&quot;|&quot;&amp;[.C7]&amp;&quot;|&quot;&amp;[.D7]&amp;&quot;|&quot;" office:value-type="string" office:string-value="|1|20 November |||" calcext:value-type="string">
            <text:p>|1|20 November |||</text:p>
          </table:table-cell>
        </table:table-row>
        <table:table-row table:style-name="ro6"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27 November </text:p>
          </table:table-cell>
          <table:table-cell table:style-name="ce16" office:value-type="string" calcext:value-type="string">
            <text:p>Pengerjaan <text:a xlink:href="../../../../../../../wiki/BlankOn" xlink:type="simple">BlankOn</text:a> 5 dimulai </text:p>
          </table:table-cell>
          <table:table-cell table:style-name="ce16" office:value-type="string" calcext:value-type="string">
            <text:p>Memulai pembuatan konsep </text:p>
          </table:table-cell>
          <table:table-cell table:style-name="ce19" table:formula="of:=&quot;|&quot;&amp;[.A8]&amp;&quot;|&quot;&amp;[.B8]&amp;&quot;|&quot;&amp;[.C8]&amp;&quot;|&quot;&amp;[.D8]&amp;&quot;|&quot;" office:value-type="string" office:string-value="|2|27 November |Pengerjaan BlankOn 5 dimulai |Memulai pembuatan konsep |" calcext:value-type="string">
            <text:p>|2|27 November |Pengerjaan BlankOn 5 dimulai |Memulai pembuatan konsep |</text:p>
          </table:table-cell>
        </table:table-row>
        <table:table-row table:style-name="ro2">
          <table:table-cell table:style-name="ce15" office:value-type="string" calcext:value-type="string">
            <text:p>Desember 2008 </text:p>
          </table:table-cell>
          <table:table-cell table:style-name="ce18" table:number-columns-repeated="3"/>
          <table:table-cell table:style-name="ce19" table:formula="of:=&quot;|&quot;&amp;[.A9]&amp;&quot;|&quot;&amp;[.B9]&amp;&quot;|&quot;&amp;[.C9]&amp;&quot;|&quot;&amp;[.D9]&amp;&quot;|&quot;" office:value-type="string" office:string-value="|Desember 2008 ||||" calcext:value-type="string">
            <text:p>|Desember 2008 ||||</text:p>
          </table:table-cell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4 Desember </text:p>
          </table:table-cell>
          <table:table-cell table:style-name="ce18" table:number-columns-repeated="2"/>
          <table:table-cell table:style-name="ce19" table:formula="of:=&quot;|&quot;&amp;[.A10]&amp;&quot;|&quot;&amp;[.B10]&amp;&quot;|&quot;&amp;[.C10]&amp;&quot;|&quot;&amp;[.D10]&amp;&quot;|&quot;" office:value-type="string" office:string-value="|3|4 Desember |||" calcext:value-type="string">
            <text:p>|3|4 Desember |||</text:p>
          </table:table-cell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5" office:value-type="string" calcext:value-type="string">
            <text:p>11 Desember </text:p>
          </table:table-cell>
          <table:table-cell table:style-name="ce18" table:number-columns-repeated="2"/>
          <table:table-cell table:style-name="ce19" table:formula="of:=&quot;|&quot;&amp;[.A11]&amp;&quot;|&quot;&amp;[.B11]&amp;&quot;|&quot;&amp;[.C11]&amp;&quot;|&quot;&amp;[.D11]&amp;&quot;|&quot;" office:value-type="string" office:string-value="|4|11 Desember |||" calcext:value-type="string">
            <text:p>|4|11 Desember |||</text:p>
          </table:table-cell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18 Desember </text:p>
          </table:table-cell>
          <table:table-cell table:style-name="ce18" table:number-columns-repeated="2"/>
          <table:table-cell table:style-name="ce19" table:formula="of:=&quot;|&quot;&amp;[.A12]&amp;&quot;|&quot;&amp;[.B12]&amp;&quot;|&quot;&amp;[.C12]&amp;&quot;|&quot;&amp;[.D12]&amp;&quot;|&quot;" office:value-type="string" office:string-value="|5|18 Desember |||" calcext:value-type="string">
            <text:p>|5|18 Desember |||</text:p>
          </table:table-cell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5" office:value-type="string" calcext:value-type="string">
            <text:p>25 Desember </text:p>
          </table:table-cell>
          <table:table-cell table:style-name="ce16" office:value-type="string" calcext:value-type="string">
            <text:p><text:a xlink:href="../../../../../../../wiki/5/UsulanFitur" xlink:type="simple">Usulan Fitur</text:a> </text:p>
          </table:table-cell>
          <table:table-cell table:style-name="ce16" office:value-type="string" calcext:value-type="string">
            <text:p>Penutupan usulan fitur </text:p>
          </table:table-cell>
          <table:table-cell table:style-name="ce19" table:formula="of:=&quot;|&quot;&amp;[.A13]&amp;&quot;|&quot;&amp;[.B13]&amp;&quot;|&quot;&amp;[.C13]&amp;&quot;|&quot;&amp;[.D13]&amp;&quot;|&quot;" office:value-type="string" office:string-value="|6|25 Desember |Usulan Fitur |Penutupan usulan fitur |" calcext:value-type="string">
            <text:p>|6|25 Desember |Usulan Fitur |Penutupan usulan fitur |</text:p>
          </table:table-cell>
        </table:table-row>
        <table:table-row table:style-name="ro1">
          <table:table-cell table:style-name="ce15" office:value-type="string" calcext:value-type="string">
            <text:p>Januari 2009 </text:p>
          </table:table-cell>
          <table:table-cell table:style-name="ce18" table:number-columns-repeated="3"/>
          <table:table-cell table:style-name="ce19" table:formula="of:=&quot;|&quot;&amp;[.A14]&amp;&quot;|&quot;&amp;[.B14]&amp;&quot;|&quot;&amp;[.C14]&amp;&quot;|&quot;&amp;[.D14]&amp;&quot;|&quot;" office:value-type="string" office:string-value="|Januari 2009 ||||" calcext:value-type="string">
            <text:p>|Januari 2009 ||||</text:p>
          </table:table-cell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table:style-name="ce15" office:value-type="string" calcext:value-type="string">
            <text:p>1 Januari </text:p>
          </table:table-cell>
          <table:table-cell table:style-name="ce18"/>
          <table:table-cell table:style-name="ce9" office:value-type="string" calcext:value-type="string">
            <text:p>31 Desember: Penutupan pendaftaran <text:a xlink:href="../../../../../../../wiki/TantanganBlankOn/2009" xlink:type="simple">TantanganBlankOn</text:a>; 2 Januari: Seleksi <text:a xlink:href="../../../../../../../wiki/TantanganBlankOn/2009" xlink:type="simple">TantanganBlankOn</text:a> dimulai </text:p>
          </table:table-cell>
          <table:table-cell table:style-name="ce19" table:formula="of:=&quot;|&quot;&amp;[.A15]&amp;&quot;|&quot;&amp;[.B15]&amp;&quot;|&quot;&amp;[.C15]&amp;&quot;|&quot;&amp;[.D15]&amp;&quot;|&quot;" office:value-type="string" office:string-value="|7|1 Januari ||31 Desember: Penutupan pendaftaran TantanganBlankOn; 2 Januari: Seleksi TantanganBlankOn dimulai |" calcext:value-type="string">
            <text:p>|7|1 Januari ||31 Desember: Penutupan pendaftaran TantanganBlankOn; 2 Januari: Seleksi TantanganBlankOn dimulai |</text:p>
          </table:table-cell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5" office:value-type="string" calcext:value-type="string">
            <text:p>8 Januari </text:p>
          </table:table-cell>
          <table:table-cell table:style-name="ce18" table:number-columns-repeated="2"/>
          <table:table-cell table:style-name="ce19" table:formula="of:=&quot;|&quot;&amp;[.A16]&amp;&quot;|&quot;&amp;[.B16]&amp;&quot;|&quot;&amp;[.C16]&amp;&quot;|&quot;&amp;[.D16]&amp;&quot;|&quot;" office:value-type="string" office:string-value="|8|8 Januari |||" calcext:value-type="string">
            <text:p>|8|8 Januari |||</text:p>
          </table:table-cell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5" office:value-type="string" calcext:value-type="string">
            <text:p>15 Januari </text:p>
          </table:table-cell>
          <table:table-cell table:style-name="ce18"/>
          <table:table-cell table:style-name="ce9" office:value-type="string" calcext:value-type="string">
            <text:p>16 Januari: <text:a xlink:href="../../../../../../../wiki/TantanganBlankOn/2009" xlink:type="simple">TantanganBlankOn</text:a> dimulai </text:p>
          </table:table-cell>
          <table:table-cell table:style-name="ce19" table:formula="of:=&quot;|&quot;&amp;[.A17]&amp;&quot;|&quot;&amp;[.B17]&amp;&quot;|&quot;&amp;[.C17]&amp;&quot;|&quot;&amp;[.D17]&amp;&quot;|&quot;" office:value-type="string" office:string-value="|9|15 Januari ||16 Januari: TantanganBlankOn dimulai |" calcext:value-type="string">
            <text:p>|9|15 Januari ||16 Januari: TantanganBlankOn dimulai |</text:p>
          </table:table-cell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5" office:value-type="string" calcext:value-type="string">
            <text:p>22 Januari </text:p>
          </table:table-cell>
          <table:table-cell table:style-name="ce9" office:value-type="string" calcext:value-type="string">
            <text:p>Jahitan 1 </text:p>
          </table:table-cell>
          <table:table-cell table:style-name="ce16" office:value-type="string" calcext:value-type="string">
            <text:p>Rilis pertama untuk testing internal </text:p>
          </table:table-cell>
          <table:table-cell table:style-name="ce19" table:formula="of:=&quot;|&quot;&amp;[.A18]&amp;&quot;|&quot;&amp;[.B18]&amp;&quot;|&quot;&amp;[.C18]&amp;&quot;|&quot;&amp;[.D18]&amp;&quot;|&quot;" office:value-type="string" office:string-value="|10|22 Januari |Jahitan 1 |Rilis pertama untuk testing internal |" calcext:value-type="string">
            <text:p>|10|22 Januari |Jahitan 1 |Rilis pertama untuk testing internal |</text:p>
          </table:table-cell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5" office:value-type="string" calcext:value-type="string">
            <text:p>29 Januari </text:p>
          </table:table-cell>
          <table:table-cell table:style-name="ce18" table:number-columns-repeated="2"/>
          <table:table-cell table:style-name="ce19" table:formula="of:=&quot;|&quot;&amp;[.A19]&amp;&quot;|&quot;&amp;[.B19]&amp;&quot;|&quot;&amp;[.C19]&amp;&quot;|&quot;&amp;[.D19]&amp;&quot;|&quot;" office:value-type="string" office:string-value="|11|29 Januari |||" calcext:value-type="string">
            <text:p>|11|29 Januari |||</text:p>
          </table:table-cell>
        </table:table-row>
        <table:table-row table:style-name="ro1">
          <table:table-cell table:style-name="ce15" office:value-type="string" calcext:value-type="string">
            <text:p>Februari 2009 </text:p>
          </table:table-cell>
          <table:table-cell table:style-name="ce18" table:number-columns-repeated="3"/>
          <table:table-cell table:style-name="ce19" table:formula="of:=&quot;|&quot;&amp;[.A20]&amp;&quot;|&quot;&amp;[.B20]&amp;&quot;|&quot;&amp;[.C20]&amp;&quot;|&quot;&amp;[.D20]&amp;&quot;|&quot;" office:value-type="string" office:string-value="|Februari 2009 ||||" calcext:value-type="string">
            <text:p>|Februari 2009 ||||</text:p>
          </table:table-cell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5" office:value-type="string" calcext:value-type="string">
            <text:p>5 Februari </text:p>
          </table:table-cell>
          <table:table-cell table:style-name="Default" table:number-columns-repeated="2"/>
          <table:table-cell table:style-name="ce19" table:formula="of:=&quot;|&quot;&amp;[.A21]&amp;&quot;|&quot;&amp;[.B21]&amp;&quot;|&quot;&amp;[.C21]&amp;&quot;|&quot;&amp;[.D21]&amp;&quot;|&quot;" office:value-type="string" office:string-value="|12|5 Februari |||" calcext:value-type="string">
            <text:p>|12|5 Februari |||</text:p>
          </table:table-cell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5" office:value-type="string" calcext:value-type="string">
            <text:p>12 Februari </text:p>
          </table:table-cell>
          <table:table-cell table:style-name="ce18" table:number-columns-repeated="2"/>
          <table:table-cell table:style-name="ce19" table:formula="of:=&quot;|&quot;&amp;[.A22]&amp;&quot;|&quot;&amp;[.B22]&amp;&quot;|&quot;&amp;[.C22]&amp;&quot;|&quot;&amp;[.D22]&amp;&quot;|&quot;" office:value-type="string" office:string-value="|13|12 Februari |||" calcext:value-type="string">
            <text:p>|13|12 Februari |||</text:p>
          </table:table-cell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5" office:value-type="string" calcext:value-type="string">
            <text:p>19 Februari </text:p>
          </table:table-cell>
          <table:table-cell table:style-name="ce18" table:number-columns-repeated="2"/>
          <table:table-cell table:style-name="ce19" table:formula="of:=&quot;|&quot;&amp;[.A23]&amp;&quot;|&quot;&amp;[.B23]&amp;&quot;|&quot;&amp;[.C23]&amp;&quot;|&quot;&amp;[.D23]&amp;&quot;|&quot;" office:value-type="string" office:string-value="|14|19 Februari |||" calcext:value-type="string">
            <text:p>|14|19 Februari |||</text:p>
          </table:table-cell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5" office:value-type="string" calcext:value-type="string">
            <text:p>26 Februari </text:p>
          </table:table-cell>
          <table:table-cell table:style-name="ce9" office:value-type="string" calcext:value-type="string">
            <text:p>Jahitan 2 </text:p>
          </table:table-cell>
          <table:table-cell table:style-name="ce16" office:value-type="string" calcext:value-type="string">
            <text:p>Rilis kedua untuk testing internal </text:p>
          </table:table-cell>
          <table:table-cell table:style-name="ce19" table:formula="of:=&quot;|&quot;&amp;[.A24]&amp;&quot;|&quot;&amp;[.B24]&amp;&quot;|&quot;&amp;[.C24]&amp;&quot;|&quot;&amp;[.D24]&amp;&quot;|&quot;" office:value-type="string" office:string-value="|15|26 Februari |Jahitan 2 |Rilis kedua untuk testing internal |" calcext:value-type="string">
            <text:p>|15|26 Februari |Jahitan 2 |Rilis kedua untuk testing internal |</text:p>
          </table:table-cell>
        </table:table-row>
        <table:table-row table:style-name="ro1">
          <table:table-cell table:style-name="ce15" office:value-type="string" calcext:value-type="string">
            <text:p>Maret 2009 </text:p>
          </table:table-cell>
          <table:table-cell table:style-name="ce18" table:number-columns-repeated="3"/>
          <table:table-cell table:style-name="ce19" table:formula="of:=&quot;|&quot;&amp;[.A25]&amp;&quot;|&quot;&amp;[.B25]&amp;&quot;|&quot;&amp;[.C25]&amp;&quot;|&quot;&amp;[.D25]&amp;&quot;|&quot;" office:value-type="string" office:string-value="|Maret 2009 ||||" calcext:value-type="string">
            <text:p>|Maret 2009 ||||</text:p>
          </table:table-cell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5" office:value-type="string" calcext:value-type="string">
            <text:p>5 Maret </text:p>
          </table:table-cell>
          <table:table-cell table:style-name="ce18" table:number-columns-repeated="2"/>
          <table:table-cell table:style-name="ce19" table:formula="of:=&quot;|&quot;&amp;[.A26]&amp;&quot;|&quot;&amp;[.B26]&amp;&quot;|&quot;&amp;[.C26]&amp;&quot;|&quot;&amp;[.D26]&amp;&quot;|&quot;" office:value-type="string" office:string-value="|16|5 Maret |||" calcext:value-type="string">
            <text:p>|16|5 Maret |||</text:p>
          </table:table-cell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5" office:value-type="string" calcext:value-type="string">
            <text:p>12 Maret </text:p>
          </table:table-cell>
          <table:table-cell table:style-name="ce18" table:number-columns-repeated="2"/>
          <table:table-cell table:style-name="ce19" table:formula="of:=&quot;|&quot;&amp;[.A27]&amp;&quot;|&quot;&amp;[.B27]&amp;&quot;|&quot;&amp;[.C27]&amp;&quot;|&quot;&amp;[.D27]&amp;&quot;|&quot;" office:value-type="string" office:string-value="|17|12 Maret |||" calcext:value-type="string">
            <text:p>|17|12 Maret |||</text:p>
          </table:table-cell>
        </table:table-row>
        <table:table-row table:style-name="ro2">
          <table:table-cell table:style-name="ce16" office:value-type="float" office:value="18" calcext:value-type="float">
            <text:p>18</text:p>
          </table:table-cell>
          <table:table-cell table:style-name="ce15" office:value-type="string" calcext:value-type="string">
            <text:p>19 Maret </text:p>
          </table:table-cell>
          <table:table-cell table:style-name="ce9" office:value-type="string" calcext:value-type="string">
            <text:p>Tenggat fitur Nanggar </text:p>
          </table:table-cell>
          <table:table-cell table:style-name="ce16" office:value-type="string" calcext:value-type="string">
            <text:p>Batas akhir penyelesaian fitur untuk rilis Nanggar </text:p>
          </table:table-cell>
          <table:table-cell table:style-name="ce19" table:formula="of:=&quot;|&quot;&amp;[.A28]&amp;&quot;|&quot;&amp;[.B28]&amp;&quot;|&quot;&amp;[.C28]&amp;&quot;|&quot;&amp;[.D28]&amp;&quot;|&quot;" office:value-type="string" office:string-value="|18|19 Maret |Tenggat fitur Nanggar |Batas akhir penyelesaian fitur untuk rilis Nanggar |" calcext:value-type="string">
            <text:p>|18|19 Maret |Tenggat fitur Nanggar |Batas akhir penyelesaian fitur untuk rilis Nanggar |</text:p>
          </table:table-cell>
        </table:table-row>
        <table:table-row table:style-name="ro6">
          <table:table-cell table:style-name="ce16" office:value-type="float" office:value="19" calcext:value-type="float">
            <text:p>19</text:p>
          </table:table-cell>
          <table:table-cell table:style-name="ce15" office:value-type="string" calcext:value-type="string">
            <text:p>26 Maret </text:p>
          </table:table-cell>
          <table:table-cell table:style-name="ce9" office:value-type="string" calcext:value-type="string">
            <text:p>Jahitan 3 </text:p>
            <text:p>Beta rilis Ubuntu</text:p>
          </table:table-cell>
          <table:table-cell table:style-name="ce16" office:value-type="string" calcext:value-type="string">
            <text:p>Rilis ketiga untuk testing internal </text:p>
          </table:table-cell>
          <table:table-cell table:style-name="ce19" table:formula="of:=&quot;|&quot;&amp;[.A29]&amp;&quot;|&quot;&amp;[.B29]&amp;&quot;|&quot;&amp;[.C29]&amp;&quot;|&quot;&amp;[.D29]&amp;&quot;|&quot;" office:value-type="string" office:string-value="|19|26 Maret |Jahitan 3 &#10;Beta rilis Ubuntu|Rilis ketiga untuk testing internal |" calcext:value-type="string">
            <text:p>|19|26 Maret |Jahitan 3 </text:p>
            <text:p>Beta rilis Ubuntu|Rilis ketiga untuk testing internal |</text:p>
          </table:table-cell>
        </table:table-row>
        <table:table-row table:style-name="ro1">
          <table:table-cell table:style-name="ce15" office:value-type="string" calcext:value-type="string">
            <text:p>April 2009 </text:p>
          </table:table-cell>
          <table:table-cell table:style-name="ce18" table:number-columns-repeated="3"/>
          <table:table-cell table:style-name="ce19" table:formula="of:=&quot;|&quot;&amp;[.A30]&amp;&quot;|&quot;&amp;[.B30]&amp;&quot;|&quot;&amp;[.C30]&amp;&quot;|&quot;&amp;[.D30]&amp;&quot;|&quot;" office:value-type="string" office:string-value="|April 2009 ||||" calcext:value-type="string">
            <text:p>|April 2009 ||||</text:p>
          </table:table-cell>
        </table:table-row>
        <table:table-row table:style-name="ro9">
          <table:table-cell table:style-name="ce16" office:value-type="float" office:value="20" calcext:value-type="float">
            <text:p>20</text:p>
          </table:table-cell>
          <table:table-cell table:style-name="ce15" office:value-type="string" calcext:value-type="string">
            <text:p>2 April </text:p>
          </table:table-cell>
          <table:table-cell table:style-name="ce9" office:value-type="string" calcext:value-type="string">
            <text:p>Tenggat waktu pengumpulan tugas </text:p>
          </table:table-cell>
          <table:table-cell table:style-name="ce16" office:value-type="string" calcext:value-type="string">
            <text:p>Batas akhir pekerjaan pengumpulan tugas seluruh tim <text:a xlink:href="../../../../../../../wiki/BlankOn" xlink:type="simple">BlankOn</text:a>, seperti tenggat penyelesaian artwork, dokumentasi, paket-paket dsb </text:p>
          </table:table-cell>
          <table:table-cell table:style-name="ce19" table:formula="of:=&quot;|&quot;&amp;[.A31]&amp;&quot;|&quot;&amp;[.B31]&amp;&quot;|&quot;&amp;[.C31]&amp;&quot;|&quot;&amp;[.D31]&amp;&quot;|&quot;" office:value-type="string" office:string-value="|20|2 April |Tenggat waktu pengumpulan tugas |Batas akhir pekerjaan pengumpulan tugas seluruh tim BlankOn, seperti tenggat penyelesaian artwork, dokumentasi, paket-paket dsb |" calcext:value-type="string">
            <text:p>|20|2 April |Tenggat waktu pengumpulan tugas |Batas akhir pekerjaan pengumpulan tugas seluruh tim BlankOn, seperti tenggat penyelesaian artwork, dokumentasi, paket-paket dsb |</text:p>
          </table:table-cell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5" office:value-type="string" calcext:value-type="string">
            <text:p>9 April </text:p>
          </table:table-cell>
          <table:table-cell table:style-name="ce18" table:number-columns-repeated="2"/>
          <table:table-cell table:style-name="ce19" table:formula="of:=&quot;|&quot;&amp;[.A32]&amp;&quot;|&quot;&amp;[.B32]&amp;&quot;|&quot;&amp;[.C32]&amp;&quot;|&quot;&amp;[.D32]&amp;&quot;|&quot;" office:value-type="string" office:string-value="|21|9 April |||" calcext:value-type="string">
            <text:p>|21|9 April |||</text:p>
          </table:table-cell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5" office:value-type="string" calcext:value-type="string">
            <text:p>16 April </text:p>
          </table:table-cell>
          <table:table-cell table:style-name="ce9" office:value-type="string" calcext:value-type="string">
            <text:p>Rilis Beta </text:p>
          </table:table-cell>
          <table:table-cell table:style-name="ce16" office:value-type="string" calcext:value-type="string">
            <text:p>Rilis ini juga ditujukan untuk publik </text:p>
          </table:table-cell>
          <table:table-cell table:style-name="ce19" table:formula="of:=&quot;|&quot;&amp;[.A33]&amp;&quot;|&quot;&amp;[.B33]&amp;&quot;|&quot;&amp;[.C33]&amp;&quot;|&quot;&amp;[.D33]&amp;&quot;|&quot;" office:value-type="string" office:string-value="|22|16 April |Rilis Beta |Rilis ini juga ditujukan untuk publik |" calcext:value-type="string">
            <text:p>|22|16 April |Rilis Beta |Rilis ini juga ditujukan untuk publik |</text:p>
          </table:table-cell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5" office:value-type="string" calcext:value-type="string">
            <text:p>23 April </text:p>
          </table:table-cell>
          <table:table-cell table:style-name="ce18"/>
          <table:table-cell table:style-name="ce16" office:value-type="string" calcext:value-type="string">
            <text:p>Rilis Ubuntu 9.04 Jaunty Jackalope </text:p>
          </table:table-cell>
          <table:table-cell table:style-name="ce19" table:formula="of:=&quot;|&quot;&amp;[.A34]&amp;&quot;|&quot;&amp;[.B34]&amp;&quot;|&quot;&amp;[.C34]&amp;&quot;|&quot;&amp;[.D34]&amp;&quot;|&quot;" office:value-type="string" office:string-value="|23|23 April ||Rilis Ubuntu 9.04 Jaunty Jackalope |" calcext:value-type="string">
            <text:p>|23|23 April ||Rilis Ubuntu 9.04 Jaunty Jackalope |</text:p>
          </table:table-cell>
        </table:table-row>
        <table:table-row table:style-name="ro2">
          <table:table-cell table:style-name="ce16" office:value-type="float" office:value="24" calcext:value-type="float">
            <text:p>24</text:p>
          </table:table-cell>
          <table:table-cell table:style-name="ce15" office:value-type="string" calcext:value-type="string">
            <text:p>30 April </text:p>
          </table:table-cell>
          <table:table-cell table:style-name="ce9" office:value-type="string" calcext:value-type="string">
            <text:p>Kandidat Rilis </text:p>
          </table:table-cell>
          <table:table-cell table:style-name="ce9" office:value-type="string" calcext:value-type="string">
            <text:p>Batas akhir <text:a xlink:href="../../../../../../../wiki/TantanganBlankOn/2009" xlink:type="simple">TantanganBlankOn</text:a> </text:p>
          </table:table-cell>
          <table:table-cell table:style-name="ce19" table:formula="of:=&quot;|&quot;&amp;[.A35]&amp;&quot;|&quot;&amp;[.B35]&amp;&quot;|&quot;&amp;[.C35]&amp;&quot;|&quot;&amp;[.D35]&amp;&quot;|&quot;" office:value-type="string" office:string-value="|24|30 April |Kandidat Rilis |Batas akhir TantanganBlankOn |" calcext:value-type="string">
            <text:p>|24|30 April |Kandidat Rilis |Batas akhir TantanganBlankOn |</text:p>
          </table:table-cell>
        </table:table-row>
        <table:table-row table:style-name="ro1">
          <table:table-cell table:style-name="ce15" office:value-type="string" calcext:value-type="string">
            <text:p>Mei 2009 </text:p>
          </table:table-cell>
          <table:table-cell table:style-name="ce18" table:number-columns-repeated="3"/>
          <table:table-cell table:style-name="ce19" table:formula="of:=&quot;|&quot;&amp;[.A36]&amp;&quot;|&quot;&amp;[.B36]&amp;&quot;|&quot;&amp;[.C36]&amp;&quot;|&quot;&amp;[.D36]&amp;&quot;|&quot;" office:value-type="string" office:string-value="|Mei 2009 ||||" calcext:value-type="string">
            <text:p>|Mei 2009 ||||</text:p>
          </table:table-cell>
        </table:table-row>
        <table:table-row table:style-name="ro2">
          <table:table-cell table:style-name="ce16" office:value-type="float" office:value="25" calcext:value-type="float">
            <text:p>25</text:p>
          </table:table-cell>
          <table:table-cell table:style-name="ce15" office:value-type="string" calcext:value-type="string">
            <text:p>7 Mei </text:p>
          </table:table-cell>
          <table:table-cell table:style-name="ce9" office:value-type="string" calcext:value-type="string">
            <text:p>Rilis Akhir <text:a xlink:href="../../../../../../../wiki/BlankOn" xlink:type="simple">BlankOn</text:a> </text:p>
          </table:table-cell>
          <table:table-cell table:style-name="ce16" office:value-type="string" calcext:value-type="string">
            <text:p><text:a xlink:href="../../../../../../../wiki/BlankOn" xlink:type="simple">BlankOn</text:a> 5.0 (Nanggar) siap dinikmati! </text:p>
          </table:table-cell>
          <table:table-cell table:style-name="ce19" table:formula="of:=&quot;|&quot;&amp;[.A37]&amp;&quot;|&quot;&amp;[.B37]&amp;&quot;|&quot;&amp;[.C37]&amp;&quot;|&quot;&amp;[.D37]&amp;&quot;|&quot;" office:value-type="string" office:string-value="|25|7 Mei |Rilis Akhir BlankOn |BlankOn 5.0 (Nanggar) siap dinikmati! |" calcext:value-type="string">
            <text:p>|25|7 Mei |Rilis Akhir BlankOn |BlankOn 5.0 (Nanggar) siap dinikmati! |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/>
        </table:table-row>
        <table:table-row table:style-name="ro1">
          <table:table-cell table:style-name="Default"/>
          <table:table-cell table:number-columns-repeated="3"/>
          <table:table-cell table:style-name="ce19" office:value-type="string" calcext:value-type="string">
            <text:p>---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/>
        </table:table-row>
        <table:table-row table:style-name="ro10">
          <table:table-cell table:style-name="ce17" office:value-type="string" calcext:value-type="string">
            <text:p>## Perubahan Jadwal Rilis <text:a xlink:href="../../../../../../../wiki/BlankOn" xlink:type="simple">BlankOn</text:a> Nanggar</text:p>
          </table:table-cell>
          <table:table-cell table:style-name="Default" table:number-columns-repeated="3"/>
          <table:table-cell table:style-name="ce19" table:formula="of:=[.A41]" office:value-type="string" office:string-value="## Perubahan Jadwal Rilis BlankOn Nanggar" calcext:value-type="string">
            <text:p>## Perubahan Jadwal Rilis BlankOn Nanggar</text:p>
          </table:table-cell>
        </table:table-row>
        <table:table-row table:style-name="ro1">
          <table:table-cell table:style-name="ce18"/>
          <table:table-cell table:style-name="Default" table:number-columns-repeated="3"/>
          <table:table-cell table:style-name="ce19"/>
        </table:table-row>
        <table:table-row table:style-name="ro1">
          <table:table-cell table:style-name="ce9" office:value-type="string" calcext:value-type="string">
            <text:p>Minggu </text:p>
          </table:table-cell>
          <table:table-cell table:style-name="ce9" office:value-type="string" calcext:value-type="string">
            <text:p>Tanggal </text:p>
          </table:table-cell>
          <table:table-cell table:style-name="ce9" office:value-type="string" calcext:value-type="string">
            <text:p>Status </text:p>
          </table:table-cell>
          <table:table-cell table:style-name="ce9" office:value-type="string" calcext:value-type="string">
            <text:p>Catatan </text:p>
          </table:table-cell>
          <table:table-cell table:style-name="ce19" table:formula="of:=&quot;|&quot;&amp;[.A43]&amp;&quot;|&quot;&amp;[.B43]&amp;&quot;|&quot;&amp;[.C43]&amp;&quot;|&quot;&amp;[.D43]&amp;&quot;|&quot;" office:value-type="string" office:string-value="|Minggu |Tanggal |Status |Catatan |" calcext:value-type="string">
            <text:p>|Minggu |Tanggal |Status |Catatan |</text:p>
          </table:table-cell>
        </table:table-row>
        <table:table-row table:style-name="ro1">
          <table:table-cell table:number-columns-repeated="4" table:style-name="ce1" office:value-type="string" calcext:value-type="string">
            <text:p>------------------</text:p>
          </table:table-cell>
          <table:table-cell table:formula="of:=&quot;|&quot;&amp;[.A44]&amp;&quot;|&quot;&amp;[.B44]&amp;&quot;|&quot;&amp;[.C44]&amp;&quot;|&quot;&amp;[.D44]&amp;&quot;|&quot;" office:value-type="string" office:string-value="|------------------|------------------|------------------|------------------|" calcext:value-type="string">
            <text:p>|------------------|------------------|------------------|------------------|</text:p>
          </table:table-cell>
        </table:table-row>
        <table:table-row table:style-name="ro1">
          <table:table-cell table:style-name="ce15" office:value-type="string" calcext:value-type="string">
            <text:p>Mei 2009 </text:p>
          </table:table-cell>
          <table:table-cell table:style-name="ce18" table:number-columns-repeated="3"/>
          <table:table-cell table:style-name="ce19" table:formula="of:=&quot;|&quot;&amp;[.A45]&amp;&quot;|&quot;&amp;[.B45]&amp;&quot;|&quot;&amp;[.C45]&amp;&quot;|&quot;&amp;[.D45]&amp;&quot;|&quot;" office:value-type="string" office:string-value="|Mei 2009 ||||" calcext:value-type="string">
            <text:p>|Mei 2009 ||||</text:p>
          </table:table-cell>
        </table:table-row>
        <table:table-row table:style-name="ro9"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15 Mei </text:p>
          </table:table-cell>
          <table:table-cell table:style-name="ce9" office:value-type="string" calcext:value-type="string">
            <text:p>Tenggat waktu pengumpulan tugas </text:p>
          </table:table-cell>
          <table:table-cell table:style-name="ce16" office:value-type="string" calcext:value-type="string">
            <text:p>Batas akhir pekerjaan pengumpulan tugas seluruh tim <text:a xlink:href="../../../../../../../wiki/BlankOn" xlink:type="simple">BlankOn</text:a>, seperti tenggat penyelesaian artwork, dokumentasi, paket-paket dsb </text:p>
          </table:table-cell>
          <table:table-cell table:style-name="ce19" table:formula="of:=&quot;|&quot;&amp;[.A46]&amp;&quot;|&quot;&amp;[.B46]&amp;&quot;|&quot;&amp;[.C46]&amp;&quot;|&quot;&amp;[.D46]&amp;&quot;|&quot;" office:value-type="string" office:string-value="|1|15 Mei |Tenggat waktu pengumpulan tugas |Batas akhir pekerjaan pengumpulan tugas seluruh tim BlankOn, seperti tenggat penyelesaian artwork, dokumentasi, paket-paket dsb |" calcext:value-type="string">
            <text:p>|1|15 Mei |Tenggat waktu pengumpulan tugas |Batas akhir pekerjaan pengumpulan tugas seluruh tim BlankOn, seperti tenggat penyelesaian artwork, dokumentasi, paket-paket dsb |</text:p>
          </table:table-cell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20 Mei </text:p>
          </table:table-cell>
          <table:table-cell table:style-name="ce9" office:value-type="string" calcext:value-type="string">
            <text:p>Rilis Beta </text:p>
          </table:table-cell>
          <table:table-cell table:style-name="ce16" office:value-type="string" calcext:value-type="string">
            <text:p>Rilis ini juga ditujukan untuk publik </text:p>
          </table:table-cell>
          <table:table-cell table:style-name="ce19" table:formula="of:=&quot;|&quot;&amp;[.A47]&amp;&quot;|&quot;&amp;[.B47]&amp;&quot;|&quot;&amp;[.C47]&amp;&quot;|&quot;&amp;[.D47]&amp;&quot;|&quot;" office:value-type="string" office:string-value="|2|20 Mei |Rilis Beta |Rilis ini juga ditujukan untuk publik |" calcext:value-type="string">
            <text:p>|2|20 Mei |Rilis Beta |Rilis ini juga ditujukan untuk publik |</text:p>
          </table:table-cell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25 Mei </text:p>
          </table:table-cell>
          <table:table-cell table:style-name="ce9" office:value-type="string" calcext:value-type="string">
            <text:p>Kandidat Rilis </text:p>
          </table:table-cell>
          <table:table-cell table:style-name="ce9" office:value-type="string" calcext:value-type="string">
            <text:p>Batas akhir <text:a xlink:href="../../../../../../../wiki/TantanganBlankOn/2009" xlink:type="simple">TantanganBlankOn</text:a> </text:p>
          </table:table-cell>
          <table:table-cell table:style-name="ce19" table:formula="of:=&quot;|&quot;&amp;[.A48]&amp;&quot;|&quot;&amp;[.B48]&amp;&quot;|&quot;&amp;[.C48]&amp;&quot;|&quot;&amp;[.D48]&amp;&quot;|&quot;" office:value-type="string" office:string-value="|3|25 Mei |Kandidat Rilis |Batas akhir TantanganBlankOn |" calcext:value-type="string">
            <text:p>|3|25 Mei |Kandidat Rilis |Batas akhir TantanganBlankOn |</text:p>
          </table:table-cell>
        </table:table-row>
        <table:table-row table:style-name="ro1">
          <table:table-cell table:style-name="ce15" office:value-type="string" calcext:value-type="string">
            <text:p>Juni 2009 </text:p>
          </table:table-cell>
          <table:table-cell table:style-name="ce18" table:number-columns-repeated="3"/>
          <table:table-cell table:style-name="ce19" table:formula="of:=&quot;|&quot;&amp;[.A49]&amp;&quot;|&quot;&amp;[.B49]&amp;&quot;|&quot;&amp;[.C49]&amp;&quot;|&quot;&amp;[.D49]&amp;&quot;|&quot;" office:value-type="string" office:string-value="|Juni 2009 ||||" calcext:value-type="string">
            <text:p>|Juni 2009 ||||</text:p>
          </table:table-cell>
        </table:table-row>
        <table:table-row table:style-name="ro2">
          <table:table-cell table:style-name="ce16" office:value-type="float" office:value="4" calcext:value-type="float">
            <text:p>4</text:p>
          </table:table-cell>
          <table:table-cell table:style-name="ce15" office:value-type="string" calcext:value-type="string">
            <text:p>1 Juni </text:p>
          </table:table-cell>
          <table:table-cell table:style-name="ce9" office:value-type="string" calcext:value-type="string">
            <text:p>Rilis Akhir <text:a xlink:href="../../../../../../../wiki/BlankOn" xlink:type="simple">BlankOn</text:a> </text:p>
          </table:table-cell>
          <table:table-cell table:style-name="ce16" office:value-type="string" calcext:value-type="string">
            <text:p><text:a xlink:href="../../../../../../../wiki/BlankOn" xlink:type="simple">BlankOn</text:a> 5.0 (Nanggar) siap dinikmati! </text:p>
          </table:table-cell>
          <table:table-cell table:style-name="ce19" table:formula="of:=&quot;|&quot;&amp;[.A50]&amp;&quot;|&quot;&amp;[.B50]&amp;&quot;|&quot;&amp;[.C50]&amp;&quot;|&quot;&amp;[.D50]&amp;&quot;|&quot;" office:value-type="string" office:string-value="|4|1 Juni |Rilis Akhir BlankOn |BlankOn 5.0 (Nanggar) siap dinikmati! |" calcext:value-type="string">
            <text:p>|4|1 Juni |Rilis Akhir BlankOn |BlankOn 5.0 (Nanggar) siap dinikmati! |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/>
        </table:table-row>
        <table:table-row table:style-name="ro1">
          <table:table-cell table:style-name="Default"/>
          <table:table-cell table:number-columns-repeated="3"/>
          <table:table-cell table:style-name="ce19" office:value-type="string" calcext:value-type="string">
            <text:p>---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9"/>
        </table:table-row>
        <table:table-row table:style-name="ro10">
          <table:table-cell table:style-name="ce17" office:value-type="string" calcext:value-type="string">
            <text:p>## Jadwal Rilis <text:a xlink:href="../../../../../../../wiki/BlankOn" xlink:type="simple">BlankOn</text:a> Nanggar Revisi II</text:p>
          </table:table-cell>
          <table:table-cell table:style-name="Default" table:number-columns-repeated="3"/>
          <table:table-cell table:style-name="ce19" table:formula="of:=[.A54]" office:value-type="string" office:string-value="## Jadwal Rilis BlankOn Nanggar Revisi II" calcext:value-type="string">
            <text:p>## Jadwal Rilis BlankOn Nanggar Revisi II</text:p>
          </table:table-cell>
        </table:table-row>
        <table:table-row table:style-name="ro1">
          <table:table-cell table:style-name="ce18"/>
          <table:table-cell table:style-name="Default" table:number-columns-repeated="3"/>
          <table:table-cell table:style-name="ce19"/>
        </table:table-row>
        <table:table-row table:style-name="ro1">
          <table:table-cell table:style-name="ce9" office:value-type="string" calcext:value-type="string">
            <text:p>Minggu </text:p>
          </table:table-cell>
          <table:table-cell table:style-name="ce9" office:value-type="string" calcext:value-type="string">
            <text:p>Tanggal </text:p>
          </table:table-cell>
          <table:table-cell table:style-name="ce9" office:value-type="string" calcext:value-type="string">
            <text:p>Status </text:p>
          </table:table-cell>
          <table:table-cell table:style-name="ce9" office:value-type="string" calcext:value-type="string">
            <text:p>Catatan </text:p>
          </table:table-cell>
          <table:table-cell table:style-name="ce19" table:formula="of:=&quot;|&quot;&amp;[.A56]&amp;&quot;|&quot;&amp;[.B56]&amp;&quot;|&quot;&amp;[.C56]&amp;&quot;|&quot;&amp;[.D56]&amp;&quot;|&quot;" office:value-type="string" office:string-value="|Minggu |Tanggal |Status |Catatan |" calcext:value-type="string">
            <text:p>|Minggu |Tanggal |Status |Catatan |</text:p>
          </table:table-cell>
        </table:table-row>
        <table:table-row table:style-name="ro1">
          <table:table-cell table:number-columns-repeated="4" table:style-name="ce1" office:value-type="string" calcext:value-type="string">
            <text:p>------------------</text:p>
          </table:table-cell>
          <table:table-cell table:style-name="ce19" table:formula="of:=&quot;|&quot;&amp;[.A57]&amp;&quot;|&quot;&amp;[.B57]&amp;&quot;|&quot;&amp;[.C57]&amp;&quot;|&quot;&amp;[.D57]&amp;&quot;|&quot;" office:value-type="string" office:string-value="|------------------|------------------|------------------|------------------|" calcext:value-type="string">
            <text:p>|------------------|------------------|------------------|------------------|</text:p>
          </table:table-cell>
        </table:table-row>
        <table:table-row table:style-name="ro1">
          <table:table-cell table:style-name="ce15" office:value-type="string" calcext:value-type="string">
            <text:p>Mei 2009 </text:p>
          </table:table-cell>
          <table:table-cell table:style-name="ce18" table:number-columns-repeated="3"/>
          <table:table-cell table:style-name="ce19" table:formula="of:=&quot;|&quot;&amp;[.A58]&amp;&quot;|&quot;&amp;[.B58]&amp;&quot;|&quot;&amp;[.C58]&amp;&quot;|&quot;&amp;[.D58]&amp;&quot;|&quot;" office:value-type="string" office:string-value="|Mei 2009 ||||" calcext:value-type="string">
            <text:p>|Mei 2009 ||||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17 Mei </text:p>
          </table:table-cell>
          <table:table-cell table:style-name="ce9" office:value-type="string" calcext:value-type="string">
            <text:p>Rilis Beta </text:p>
          </table:table-cell>
          <table:table-cell table:style-name="ce16" office:value-type="string" calcext:value-type="string">
            <text:p>Rilis ini juga ditujukan untuk publik </text:p>
          </table:table-cell>
          <table:table-cell table:style-name="ce19" table:formula="of:=&quot;|&quot;&amp;[.A59]&amp;&quot;|&quot;&amp;[.B59]&amp;&quot;|&quot;&amp;[.C59]&amp;&quot;|&quot;&amp;[.D59]&amp;&quot;|&quot;" office:value-type="string" office:string-value="|1|17 Mei |Rilis Beta |Rilis ini juga ditujukan untuk publik |" calcext:value-type="string">
            <text:p>|1|17 Mei |Rilis Beta |Rilis ini juga ditujukan untuk publik |</text:p>
          </table:table-cell>
        </table:table-row>
        <table:table-row table:style-name="ro4"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24 Mei </text:p>
          </table:table-cell>
          <table:table-cell table:style-name="ce9" office:value-type="string" calcext:value-type="string">
            <text:p>Kandidat Rilis </text:p>
          </table:table-cell>
          <table:table-cell table:style-name="ce9" office:value-type="string" calcext:value-type="string">
            <text:p>Batas akhir <text:a xlink:href="../../../../../../../wiki/TantanganBlankOn/2009" xlink:type="simple">TantanganBlankOn</text:a> </text:p>
          </table:table-cell>
          <table:table-cell table:style-name="ce19" table:formula="of:=&quot;|&quot;&amp;[.A60]&amp;&quot;|&quot;&amp;[.B60]&amp;&quot;|&quot;&amp;[.C60]&amp;&quot;|&quot;&amp;[.D60]&amp;&quot;|&quot;" office:value-type="string" office:string-value="|2|24 Mei |Kandidat Rilis |Batas akhir TantanganBlankOn |" calcext:value-type="string">
            <text:p>|2|24 Mei |Kandidat Rilis |Batas akhir TantanganBlankOn |</text:p>
          </table:table-cell>
        </table:table-row>
        <table:table-row table:style-name="ro1">
          <table:table-cell table:style-name="ce15" office:value-type="string" calcext:value-type="string">
            <text:p>Juni 2009 </text:p>
          </table:table-cell>
          <table:table-cell table:style-name="ce18" table:number-columns-repeated="3"/>
          <table:table-cell table:style-name="ce19" table:formula="of:=&quot;|&quot;&amp;[.A61]&amp;&quot;|&quot;&amp;[.B61]&amp;&quot;|&quot;&amp;[.C61]&amp;&quot;|&quot;&amp;[.D61]&amp;&quot;|&quot;" office:value-type="string" office:string-value="|Juni 2009 ||||" calcext:value-type="string">
            <text:p>|Juni 2009 ||||</text:p>
          </table:table-cell>
        </table:table-row>
        <table:table-row table:style-name="ro4"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1 Juni </text:p>
          </table:table-cell>
          <table:table-cell table:style-name="ce9" office:value-type="string" calcext:value-type="string">
            <text:p>Rilis Akhir <text:a xlink:href="../../../../../../../wiki/BlankOn" xlink:type="simple">BlankOn</text:a> </text:p>
          </table:table-cell>
          <table:table-cell table:style-name="ce16" office:value-type="string" calcext:value-type="string">
            <text:p><text:a xlink:href="../../../../../../../wiki/BlankOn" xlink:type="simple">BlankOn</text:a> 5.0 (Nanggar) siap dinikmati! </text:p>
          </table:table-cell>
          <table:table-cell table:style-name="ce19" table:formula="of:=&quot;|&quot;&amp;[.A62]&amp;&quot;|&quot;&amp;[.B62]&amp;&quot;|&quot;&amp;[.C62]&amp;&quot;|&quot;&amp;[.D62]&amp;&quot;|&quot;" office:value-type="string" office:string-value="|3|1 Juni |Rilis Akhir BlankOn |BlankOn 5.0 (Nanggar) siap dinikmati! |" calcext:value-type="string">
            <text:p>|3|1 Juni |Rilis Akhir BlankOn |BlankOn 5.0 (Nanggar) siap dinikmati! |</text:p>
          </table:table-cell>
        </table:table-row>
        <table:table-row table:style-name="ro1">
          <table:table-cell table:style-name="Default"/>
          <table:table-cell table:style-name="ce1" table:number-columns-repeated="3"/>
          <table:table-cell table:style-name="ce19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ce13" office:value-type="string" calcext:value-type="string">
            <text:p>Last modified on 05/19/2009 01:30:56 AM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3"/>
        </table:table-row>
        <table:table-row table:style-name="ro1">
          <table:table-cell table:style-name="Default"/>
          <table:table-cell table:number-columns-repeated="3"/>
          <table:table-cell table:style-name="ce13" office:value-type="string" calcext:value-type="string">
            <text:p>---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3" office:value-type="string" calcext:value-type="string">
            <text:p>[**Daftar Isi Wiki BlankOn**](/DaftarIsi/README.md)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3" office:value-type="string" calcext:value-type="string">
            <text:p><text:s/>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3" office:value-type="string" calcext:value-type="string">
            <text:p>[**Indeks Wiki BlankOn**](/Indeks.md)</text:p>
          </table:table-cell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ar" style:country-complex="SA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18:56:32.249175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iq Aminuddin</meta:initial-creator>
    <meta:creation-date>2017-08-15T17:18:51.262833211</meta:creation-date>
    <dc:date>2017-08-15T19:46:49.867375909</dc:date>
    <dc:creator>Faiq Aminuddin</dc:creator>
    <meta:editing-duration>PT58M11S</meta:editing-duration>
    <meta:editing-cycles>10</meta:editing-cycles>
    <meta:generator>LibreOffice/5.3.0.3$Linux_x86 LibreOffice_project/7074905676c47b82bbcfbea1aeefc84afe1c50e1</meta:generator>
    <meta:document-statistic meta:table-count="4" meta:cell-count="473" meta:object-count="0"/>
  </office:meta>
</office:document-meta>
</file>